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T3_47" style:family="text"/>
    <style:style style:name="T3_48" style:family="text">
      <style:text-properties fo:color="#1155cc" style:text-underline-style="solid" style:text-underline-color="font-color"/>
    </style:style>
    <style:style style:name="T3_49" style:family="text"/>
    <style:style style:name="T3_50" style:family="text">
      <style:text-properties fo:color="#1155cc" style:text-underline-style="solid" style:text-underline-color="font-color"/>
    </style:style>
    <style:style style:name="T3_51" style:family="text"/>
    <style:style style:name="T3_52" style:family="text">
      <style:text-properties fo:color="#1155cc" style:text-underline-style="solid" style:text-underline-color="font-color"/>
    </style:style>
    <style:style style:name="T3_53" style:family="text"/>
    <style:style style:name="T3_54" style:family="text">
      <style:text-properties fo:color="#1155cc" style:text-underline-style="solid" style:text-underline-color="font-color"/>
    </style:style>
    <style:style style:name="T3_55" style:family="text"/>
    <style:style style:name="T3_56" style:family="text">
      <style:text-properties fo:color="#1155cc" style:text-underline-style="solid" style:text-underline-color="font-color"/>
    </style:style>
    <style:style style:name="T3_57" style:family="text"/>
    <style:style style:name="T3_58" style:family="text">
      <style:text-properties fo:color="#1155cc" style:text-underline-style="solid" style:text-underline-color="font-color"/>
    </style:style>
    <style:style style:name="T3_59" style:family="text"/>
    <style:style style:name="T3_60" style:family="text">
      <style:text-properties fo:color="#1155cc" style:text-underline-style="solid" style:text-underline-color="font-color"/>
    </style:style>
    <style:style style:name="T3_61" style:family="text"/>
    <style:style style:name="T3_62" style:family="text">
      <style:text-properties fo:color="#1155cc" style:text-underline-style="solid" style:text-underline-color="font-color"/>
    </style:style>
    <style:style style:name="T3_63" style:family="text"/>
    <style:style style:name="T3_64" style:family="text">
      <style:text-properties fo:color="#1155cc" style:text-underline-style="solid" style:text-underline-color="font-color"/>
    </style:style>
    <style:style style:name="T3_65" style:family="text"/>
    <style:style style:name="T3_66" style:family="text">
      <style:text-properties fo:color="#1155cc" style:text-underline-style="solid" style:text-underline-color="font-color"/>
    </style:style>
    <style:style style:name="T3_67" style:family="text"/>
    <style:style style:name="T3_68" style:family="text">
      <style:text-properties fo:color="#1155cc" style:text-underline-style="solid" style:text-underline-color="font-color"/>
    </style:style>
    <style:style style:name="T3_69" style:family="text"/>
    <style:style style:name="T3_70" style:family="text">
      <style:text-properties fo:color="#1155cc" style:text-underline-style="solid" style:text-underline-color="font-color"/>
    </style:style>
    <style:style style:name="T3_71" style:family="text"/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499cm" fo:margin-left="-0.026cm"/>
    </style:style>
    <style:style style:name="Column1" style:family="table-column">
      <style:table-column-properties style:column-width="3.5cm"/>
    </style:style>
    <style:style style:name="Column2" style:family="table-column">
      <style:table-column-properties style:column-width="12cm"/>
    </style:style>
    <style:style style:name="Row1" style:family="table-row"/>
    <style:style style:name="Cell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_1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_2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_3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_1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_2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_3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_1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_2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_3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2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5.499cm" fo:margin-left="0cm"/>
    </style:style>
    <style:style style:name="Column3" style:family="table-column">
      <style:table-column-properties style:column-width="3.5cm"/>
    </style:style>
    <style:style style:name="Column4" style:family="table-column">
      <style:table-column-properties style:column-width="12cm"/>
    </style:style>
    <style:style style:name="Row5" style:family="table-row"/>
    <style:style style:name="Cell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7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8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9_1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_2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_3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1_1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_2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_3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2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3_1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2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3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5_1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5_2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5_3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7_1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7_2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7_3" style:family="text">
      <style:text-properties fo:background-color="#ffffff"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8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Heading_20_2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499cm" fo:margin-left="0cm"/>
    </style:style>
    <style:style style:name="Column5" style:family="table-column">
      <style:table-column-properties style:column-width="3.5cm"/>
    </style:style>
    <style:style style:name="Column6" style:family="table-column">
      <style:table-column-properties style:column-width="12cm"/>
    </style:style>
    <style:style style:name="Row11" style:family="table-row"/>
    <style:style style:name="Cell2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32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32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33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33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3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3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3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3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3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4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4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4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4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4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4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Heading_20_2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5.499cm" fo:margin-left="0cm"/>
    </style:style>
    <style:style style:name="Column7" style:family="table-column">
      <style:table-column-properties style:column-width="3.5cm"/>
    </style:style>
    <style:style style:name="Column8" style:family="table-column">
      <style:table-column-properties style:column-width="12cm"/>
    </style:style>
    <style:style style:name="Row18" style:family="table-row"/>
    <style:style style:name="Cell35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49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0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9" style:family="table-row"/>
    <style:style style:name="Cell37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5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52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54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6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56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58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7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8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1" style:family="table-row"/>
    <style:style style:name="Cell81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84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9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86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88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5" style:family="table-row"/>
    <style:style style:name="Cell89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90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6" style:family="table-row"/>
    <style:style style:name="Cell91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92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94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96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9" style:family="table-row"/>
    <style:style style:name="Cell97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98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00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2" style:family="table-row"/>
    <style:style style:name="Cell103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04" style:family="table-cell">
      <style:table-cell-properties style:vertical-align="middle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Heading_20_2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P121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5.499cm" fo:margin-left="0cm"/>
    </style:style>
    <style:style style:name="Column9" style:family="table-column">
      <style:table-column-properties style:column-width="3.5cm"/>
    </style:style>
    <style:style style:name="Column10" style:family="table-column">
      <style:table-column-properties style:column-width="12cm"/>
    </style:style>
    <style:style style:name="Row53" style:family="table-row"/>
    <style:style style:name="Cell10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2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122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3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123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54" style:family="table-row"/>
    <style:style style:name="Cell10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5" style:family="table-row"/>
    <style:style style:name="Cell10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6" style:family="table-row"/>
    <style:style style:name="Cell11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2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7" style:family="table-row"/>
    <style:style style:name="Cell11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3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3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8" style:family="table-row"/>
    <style:style style:name="Cell11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3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3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9" style:family="table-row"/>
    <style:style style:name="Cell11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3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3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Heading_20_2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P138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5.499cm" fo:margin-left="0cm"/>
    </style:style>
    <style:style style:name="Column11" style:family="table-column">
      <style:table-column-properties style:column-width="3.5cm"/>
    </style:style>
    <style:style style:name="Column12" style:family="table-column">
      <style:table-column-properties style:column-width="12cm"/>
    </style:style>
    <style:style style:name="Row60" style:family="table-row"/>
    <style:style style:name="Cell11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39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139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0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14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61" style:family="table-row"/>
    <style:style style:name="Cell12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2" style:family="table-row"/>
    <style:style style:name="Cell12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3" style:family="table-row"/>
    <style:style style:name="Cell12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4" style:family="table-row"/>
    <style:style style:name="Cell12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5" style:family="table-row"/>
    <style:style style:name="Cell12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4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5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6" style:family="table-row"/>
    <style:style style:name="Cell13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5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5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7" style:family="table-row"/>
    <style:style style:name="Cell13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5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5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8" style:family="table-row"/>
    <style:style style:name="Cell13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5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5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Heading_20_2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P159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5.499cm" fo:margin-left="0cm"/>
    </style:style>
    <style:style style:name="Column13" style:family="table-column">
      <style:table-column-properties style:column-width="3.5cm"/>
    </style:style>
    <style:style style:name="Column14" style:family="table-column">
      <style:table-column-properties style:column-width="12cm"/>
    </style:style>
    <style:style style:name="Row69" style:family="table-row"/>
    <style:style style:name="Cell13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0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16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1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16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70" style:family="table-row"/>
    <style:style style:name="Cell13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1" style:family="table-row"/>
    <style:style style:name="Cell14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2" style:family="table-row"/>
    <style:style style:name="Cell14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3" style:family="table-row"/>
    <style:style style:name="Cell14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6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4" style:family="table-row"/>
    <style:style style:name="Cell14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7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171" style:family="paragraph" style:parent-style-name="Standard">
      <style:paragraph-properties fo:text-align="left" fo:break-before="auto" fo:text-indent="0cm" fo:line-height="150%" fo:margin-top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/>
    </style:style>
    <style:style style:name="T184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9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5" style:family="table-row"/>
    <style:style style:name="Cell14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3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6" style:family="table-row"/>
    <style:style style:name="Cell15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4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7" style:family="table-row"/>
    <style:style style:name="Cell15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8" style:family="table-row"/>
    <style:style style:name="Cell15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0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Heading_20_2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P212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5.499cm" fo:margin-left="0cm"/>
    </style:style>
    <style:style style:name="Column15" style:family="table-column">
      <style:table-column-properties style:column-width="3.5cm"/>
    </style:style>
    <style:style style:name="Column16" style:family="table-column">
      <style:table-column-properties style:column-width="12cm"/>
    </style:style>
    <style:style style:name="Row79" style:family="table-row"/>
    <style:style style:name="Cell15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13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213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14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214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80" style:family="table-row"/>
    <style:style style:name="Cell15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15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16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1" style:family="table-row"/>
    <style:style style:name="Cell16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17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1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2" style:family="table-row"/>
    <style:style style:name="Cell163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1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2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3" style:family="table-row"/>
    <style:style style:name="Cell165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2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22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Heading_20_2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P225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5.499cm" fo:margin-left="0cm"/>
    </style:style>
    <style:style style:name="Column17" style:family="table-column">
      <style:table-column-properties style:column-width="3.5cm"/>
    </style:style>
    <style:style style:name="Column18" style:family="table-column">
      <style:table-column-properties style:column-width="12cm"/>
    </style:style>
    <style:style style:name="Row84" style:family="table-row"/>
    <style:style style:name="Cell167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26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22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8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27" style:family="paragraph" style:parent-style-name="Heading_20_2">
      <style:paragraph-properties fo:text-align="left" fo:break-before="auto" fo:text-indent="0cm" fo:line-height="150%" fo:margin-top="0cm" fo:margin-bottom="0cm" fo:margin-left="0cm" fo:margin-right="0cm" fo:keep-with-next="always" fo:keep-together="always" fo:orphans="2" fo:widows="2" style:writing-mode="lr-tb"/>
    </style:style>
    <style:style style:name="T227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85" style:family="table-row"/>
    <style:style style:name="Cell169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28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29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6" style:family="table-row"/>
    <style:style style:name="Cell171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30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212cm" fo:border-top="#000000 0.018cm solid" fo:padding-bottom="0.212cm" fo:border-bottom="#000000 0.018cm solid" fo:padding-left="0.212cm" fo:border-left="#000000 0.018cm solid" fo:padding-right="0.212cm" fo:border-right="#000000 0.018cm solid"/>
    </style:style>
    <style:style style:name="P231" style:family="paragraph" style:parent-style-name="Standard">
      <style:paragraph-properties fo:text-align="left" fo:break-before="auto" fo:text-indent="0cm" fo:line-height="15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437px3y2kab8"/><text:bookmark-end text:name="h.437px3y2kab8"/><text:span text:style-name="T1_1">Memo</text:span><text:span text:style-name="T1_2"><text:s/></text:span><text:span text:style-name="T1_3">HTML</text:span><text:span text:style-name="T1_4">5</text:span></text:p>
      <text:p text:style-name="P2"><text:span text:style-name="T2_1">Majoritairement</text:span><text:span text:style-name="T2_2"><text:s/></text:span><text:span text:style-name="T2_3">récupéré</text:span><text:span text:style-name="T2_4"><text:s/></text:span><text:span text:style-name="T2_5">sur</text:span><text:span text:style-name="T2_6"><text:s/></text:span><text:span text:style-name="T2_7">OpenClassroom</text:span></text:p>
      <text:p text:style-name="P3"><text:span text:style-name="T3_1"><text:a xlink:type="simple" xlink:href="https://openclassrooms.com/courses/apprenez-a-creer-votre-site-web-avec-html5-et-css3/memento-des-balises-html"><text:span text:style-name="T3_2">https</text:span></text:a></text:span><text:span text:style-name="T3_3"><text:a xlink:type="simple" xlink:href="https://openclassrooms.com/courses/apprenez-a-creer-votre-site-web-avec-html5-et-css3/memento-des-balises-html"><text:span text:style-name="T3_4">://</text:span></text:a></text:span><text:span text:style-name="T3_5"><text:a xlink:type="simple" xlink:href="https://openclassrooms.com/courses/apprenez-a-creer-votre-site-web-avec-html5-et-css3/memento-des-balises-html"><text:span text:style-name="T3_6">openclassrooms</text:span></text:a></text:span><text:span text:style-name="T3_7"><text:a xlink:type="simple" xlink:href="https://openclassrooms.com/courses/apprenez-a-creer-votre-site-web-avec-html5-et-css3/memento-des-balises-html"><text:span text:style-name="T3_8">.</text:span></text:a></text:span><text:span text:style-name="T3_9"><text:a xlink:type="simple" xlink:href="https://openclassrooms.com/courses/apprenez-a-creer-votre-site-web-avec-html5-et-css3/memento-des-balises-html"><text:span text:style-name="T3_10">com</text:span></text:a></text:span><text:span text:style-name="T3_11"><text:a xlink:type="simple" xlink:href="https://openclassrooms.com/courses/apprenez-a-creer-votre-site-web-avec-html5-et-css3/memento-des-balises-html"><text:span text:style-name="T3_12">/</text:span></text:a></text:span><text:span text:style-name="T3_13"><text:a xlink:type="simple" xlink:href="https://openclassrooms.com/courses/apprenez-a-creer-votre-site-web-avec-html5-et-css3/memento-des-balises-html"><text:span text:style-name="T3_14">courses</text:span></text:a></text:span><text:span text:style-name="T3_15"><text:a xlink:type="simple" xlink:href="https://openclassrooms.com/courses/apprenez-a-creer-votre-site-web-avec-html5-et-css3/memento-des-balises-html"><text:span text:style-name="T3_16">/</text:span></text:a></text:span><text:span text:style-name="T3_17"><text:a xlink:type="simple" xlink:href="https://openclassrooms.com/courses/apprenez-a-creer-votre-site-web-avec-html5-et-css3/memento-des-balises-html"><text:span text:style-name="T3_18">apprenez</text:span></text:a></text:span><text:span text:style-name="T3_19"><text:a xlink:type="simple" xlink:href="https://openclassrooms.com/courses/apprenez-a-creer-votre-site-web-avec-html5-et-css3/memento-des-balises-html"><text:span text:style-name="T3_20">-</text:span></text:a></text:span><text:span text:style-name="T3_21"><text:a xlink:type="simple" xlink:href="https://openclassrooms.com/courses/apprenez-a-creer-votre-site-web-avec-html5-et-css3/memento-des-balises-html"><text:span text:style-name="T3_22">a</text:span></text:a></text:span><text:span text:style-name="T3_23"><text:a xlink:type="simple" xlink:href="https://openclassrooms.com/courses/apprenez-a-creer-votre-site-web-avec-html5-et-css3/memento-des-balises-html"><text:span text:style-name="T3_24">-</text:span></text:a></text:span><text:span text:style-name="T3_25"><text:a xlink:type="simple" xlink:href="https://openclassrooms.com/courses/apprenez-a-creer-votre-site-web-avec-html5-et-css3/memento-des-balises-html"><text:span text:style-name="T3_26">creer</text:span></text:a></text:span><text:span text:style-name="T3_27"><text:a xlink:type="simple" xlink:href="https://openclassrooms.com/courses/apprenez-a-creer-votre-site-web-avec-html5-et-css3/memento-des-balises-html"><text:span text:style-name="T3_28">-</text:span></text:a></text:span><text:span text:style-name="T3_29"><text:a xlink:type="simple" xlink:href="https://openclassrooms.com/courses/apprenez-a-creer-votre-site-web-avec-html5-et-css3/memento-des-balises-html"><text:span text:style-name="T3_30">votre</text:span></text:a></text:span><text:span text:style-name="T3_31"><text:a xlink:type="simple" xlink:href="https://openclassrooms.com/courses/apprenez-a-creer-votre-site-web-avec-html5-et-css3/memento-des-balises-html"><text:span text:style-name="T3_32">-</text:span></text:a></text:span><text:span text:style-name="T3_33"><text:a xlink:type="simple" xlink:href="https://openclassrooms.com/courses/apprenez-a-creer-votre-site-web-avec-html5-et-css3/memento-des-balises-html"><text:span text:style-name="T3_34">site</text:span></text:a></text:span><text:span text:style-name="T3_35"><text:a xlink:type="simple" xlink:href="https://openclassrooms.com/courses/apprenez-a-creer-votre-site-web-avec-html5-et-css3/memento-des-balises-html"><text:span text:style-name="T3_36">-</text:span></text:a></text:span><text:span text:style-name="T3_37"><text:a xlink:type="simple" xlink:href="https://openclassrooms.com/courses/apprenez-a-creer-votre-site-web-avec-html5-et-css3/memento-des-balises-html"><text:span text:style-name="T3_38">web</text:span></text:a></text:span><text:span text:style-name="T3_39"><text:a xlink:type="simple" xlink:href="https://openclassrooms.com/courses/apprenez-a-creer-votre-site-web-avec-html5-et-css3/memento-des-balises-html"><text:span text:style-name="T3_40">-</text:span></text:a></text:span><text:span text:style-name="T3_41"><text:a xlink:type="simple" xlink:href="https://openclassrooms.com/courses/apprenez-a-creer-votre-site-web-avec-html5-et-css3/memento-des-balises-html"><text:span text:style-name="T3_42">avec</text:span></text:a></text:span><text:span text:style-name="T3_43"><text:a xlink:type="simple" xlink:href="https://openclassrooms.com/courses/apprenez-a-creer-votre-site-web-avec-html5-et-css3/memento-des-balises-html"><text:span text:style-name="T3_44">-</text:span></text:a></text:span><text:span text:style-name="T3_45"><text:a xlink:type="simple" xlink:href="https://openclassrooms.com/courses/apprenez-a-creer-votre-site-web-avec-html5-et-css3/memento-des-balises-html"><text:span text:style-name="T3_46">html</text:span></text:a></text:span><text:span text:style-name="T3_47"><text:a xlink:type="simple" xlink:href="https://openclassrooms.com/courses/apprenez-a-creer-votre-site-web-avec-html5-et-css3/memento-des-balises-html"><text:span text:style-name="T3_48">5-</text:span></text:a></text:span><text:span text:style-name="T3_49"><text:a xlink:type="simple" xlink:href="https://openclassrooms.com/courses/apprenez-a-creer-votre-site-web-avec-html5-et-css3/memento-des-balises-html"><text:span text:style-name="T3_50">et</text:span></text:a></text:span><text:span text:style-name="T3_51"><text:a xlink:type="simple" xlink:href="https://openclassrooms.com/courses/apprenez-a-creer-votre-site-web-avec-html5-et-css3/memento-des-balises-html"><text:span text:style-name="T3_52">-</text:span></text:a></text:span><text:span text:style-name="T3_53"><text:a xlink:type="simple" xlink:href="https://openclassrooms.com/courses/apprenez-a-creer-votre-site-web-avec-html5-et-css3/memento-des-balises-html"><text:span text:style-name="T3_54">css</text:span></text:a></text:span><text:span text:style-name="T3_55"><text:a xlink:type="simple" xlink:href="https://openclassrooms.com/courses/apprenez-a-creer-votre-site-web-avec-html5-et-css3/memento-des-balises-html"><text:span text:style-name="T3_56">3/</text:span></text:a></text:span><text:span text:style-name="T3_57"><text:a xlink:type="simple" xlink:href="https://openclassrooms.com/courses/apprenez-a-creer-votre-site-web-avec-html5-et-css3/memento-des-balises-html"><text:span text:style-name="T3_58">memento</text:span></text:a></text:span><text:span text:style-name="T3_59"><text:a xlink:type="simple" xlink:href="https://openclassrooms.com/courses/apprenez-a-creer-votre-site-web-avec-html5-et-css3/memento-des-balises-html"><text:span text:style-name="T3_60">-</text:span></text:a></text:span><text:span text:style-name="T3_61"><text:a xlink:type="simple" xlink:href="https://openclassrooms.com/courses/apprenez-a-creer-votre-site-web-avec-html5-et-css3/memento-des-balises-html"><text:span text:style-name="T3_62">des</text:span></text:a></text:span><text:span text:style-name="T3_63"><text:a xlink:type="simple" xlink:href="https://openclassrooms.com/courses/apprenez-a-creer-votre-site-web-avec-html5-et-css3/memento-des-balises-html"><text:span text:style-name="T3_64">-</text:span></text:a></text:span><text:span text:style-name="T3_65"><text:a xlink:type="simple" xlink:href="https://openclassrooms.com/courses/apprenez-a-creer-votre-site-web-avec-html5-et-css3/memento-des-balises-html"><text:span text:style-name="T3_66">balises</text:span></text:a></text:span><text:span text:style-name="T3_67"><text:a xlink:type="simple" xlink:href="https://openclassrooms.com/courses/apprenez-a-creer-votre-site-web-avec-html5-et-css3/memento-des-balises-html"><text:span text:style-name="T3_68">-</text:span></text:a></text:span><text:span text:style-name="T3_69"><text:a xlink:type="simple" xlink:href="https://openclassrooms.com/courses/apprenez-a-creer-votre-site-web-avec-html5-et-css3/memento-des-balises-html"><text:span text:style-name="T3_70">html</text:span></text:a></text:span><text:span text:style-name="T3_71"><text:s/></text:span></text:p>
      <text:h text:style-name="P4" text:outline-level="10"><text:bookmark-start text:name="h.5w7lzwp7mdfz"/><text:bookmark-end text:name="h.5w7lzwp7mdfz"/><text:span text:style-name="T4_1">Balises</text:span><text:span text:style-name="T4_2"><text:s/></text:span><text:span text:style-name="T4_3">de</text:span><text:span text:style-name="T4_4"><text:s/></text:span><text:span text:style-name="T4_5">premier</text:span><text:span text:style-name="T4_6"><text:s/></text:span><text:span text:style-name="T4_7">niveau</text:span></text:h>
      <text:p text:style-name="P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6"><text:span text:style-name="T6_1">Balise</text:span></text:p>
          </table:table-cell>
          <table:table-cell table:style-name="Cell2">
            <text:p text:style-name="P7"><text:span text:style-name="T7_1">Description</text:span></text:p>
          </table:table-cell>
        </table:table-row>
        <table:table-row table:style-name="Row2">
          <table:table-cell table:style-name="Cell3">
            <text:p text:style-name="P8"><text:span text:style-name="T8_1">&lt;</text:span><text:span text:style-name="T8_2">html</text:span><text:span text:style-name="T8_3">&gt;</text:span></text:p>
          </table:table-cell>
          <table:table-cell table:style-name="Cell4">
            <text:p text:style-name="P9"><text:span text:style-name="T9_1">Balise</text:span><text:span text:style-name="T9_2"><text:s/></text:span><text:span text:style-name="T9_3">principale</text:span></text:p>
          </table:table-cell>
        </table:table-row>
        <table:table-row table:style-name="Row3">
          <table:table-cell table:style-name="Cell5">
            <text:p text:style-name="P10"><text:span text:style-name="T10_1">&lt;</text:span><text:span text:style-name="T10_2">head</text:span><text:span text:style-name="T10_3">&gt;</text:span></text:p>
          </table:table-cell>
          <table:table-cell table:style-name="Cell6">
            <text:p text:style-name="P11"><text:span text:style-name="T11_1">En</text:span><text:span text:style-name="T11_2">-</text:span><text:span text:style-name="T11_3">tête</text:span><text:span text:style-name="T11_4"><text:s/></text:span><text:span text:style-name="T11_5">de</text:span><text:span text:style-name="T11_6"><text:s/></text:span><text:span text:style-name="T11_7">la</text:span><text:span text:style-name="T11_8"><text:s/></text:span><text:span text:style-name="T11_9">page</text:span></text:p>
          </table:table-cell>
        </table:table-row>
        <table:table-row table:style-name="Row4">
          <table:table-cell table:style-name="Cell7">
            <text:p text:style-name="P12"><text:span text:style-name="T12_1">&lt;</text:span><text:span text:style-name="T12_2">body</text:span><text:span text:style-name="T12_3">&gt;</text:span></text:p>
          </table:table-cell>
          <table:table-cell table:style-name="Cell8">
            <text:p text:style-name="P13"><text:span text:style-name="T13_1">Corps</text:span><text:span text:style-name="T13_2"><text:s/></text:span><text:span text:style-name="T13_3">de</text:span><text:span text:style-name="T13_4"><text:s/></text:span><text:span text:style-name="T13_5">la</text:span><text:span text:style-name="T13_6"><text:s/></text:span><text:span text:style-name="T13_7">page</text:span></text:p>
          </table:table-cell>
        </table:table-row>
      </table:table>
      <text:p text:style-name="P14"/>
      <text:h text:style-name="P15" text:outline-level="10"><text:bookmark-start text:name="h.bny6xd349srl"/><text:bookmark-end text:name="h.bny6xd349srl"/><text:span text:style-name="T15_1">Balises</text:span><text:span text:style-name="T15_2"><text:s/></text:span><text:span text:style-name="T15_3">d</text:span><text:span text:style-name="T15_4">'</text:span><text:span text:style-name="T15_5">en</text:span><text:span text:style-name="T15_6">-</text:span><text:span text:style-name="T15_7">tête</text:span></text:h>
      <text:p text:style-name="P16"/>
      <table:table table:style-name="Table2">
        <table:table-column table:style-name="Column3"/>
        <table:table-column table:style-name="Column4"/>
        <table:table-row table:style-name="Row5">
          <table:table-cell table:style-name="Cell9">
            <text:p text:style-name="P17"><text:span text:style-name="T17_1">Balise</text:span></text:p>
          </table:table-cell>
          <table:table-cell table:style-name="Cell10">
            <text:p text:style-name="P18"><text:span text:style-name="T18_1">Description</text:span></text:p>
          </table:table-cell>
        </table:table-row>
        <table:table-row table:style-name="Row6">
          <table:table-cell table:style-name="Cell11">
            <text:p text:style-name="P19"><text:span text:style-name="T19_1">&lt;</text:span><text:span text:style-name="T19_2">link</text:span><text:span text:style-name="T19_3"><text:s/>/&gt;</text:span></text:p>
          </table:table-cell>
          <table:table-cell table:style-name="Cell12">
            <text:p text:style-name="P20"><text:span text:style-name="T20_1">Liaison</text:span><text:span text:style-name="T20_2"><text:s/></text:span><text:span text:style-name="T20_3">avec</text:span><text:span text:style-name="T20_4"><text:s/></text:span><text:span text:style-name="T20_5">une</text:span><text:span text:style-name="T20_6"><text:s/></text:span><text:span text:style-name="T20_7">feuille</text:span><text:span text:style-name="T20_8"><text:s/></text:span><text:span text:style-name="T20_9">de</text:span><text:span text:style-name="T20_10"><text:s/></text:span><text:span text:style-name="T20_11">style</text:span></text:p>
          </table:table-cell>
        </table:table-row>
        <table:table-row table:style-name="Row7">
          <table:table-cell table:style-name="Cell13">
            <text:p text:style-name="P21"><text:span text:style-name="T21_1">&lt;</text:span><text:span text:style-name="T21_2">meta</text:span><text:span text:style-name="T21_3"><text:s/>/&gt;</text:span></text:p>
          </table:table-cell>
          <table:table-cell table:style-name="Cell14">
            <text:p text:style-name="P22"><text:span text:style-name="T22_1">Métadonnées</text:span><text:span text:style-name="T22_2"><text:s/></text:span><text:span text:style-name="T22_3">de</text:span><text:span text:style-name="T22_4"><text:s/></text:span><text:span text:style-name="T22_5">la</text:span><text:span text:style-name="T22_6"><text:s/></text:span><text:span text:style-name="T22_7">page</text:span><text:span text:style-name="T22_8"><text:s/></text:span><text:span text:style-name="T22_9">web</text:span><text:span text:style-name="T22_10"><text:s/>(</text:span><text:span text:style-name="T22_11">charset</text:span><text:span text:style-name="T22_12">,<text:s/></text:span><text:span text:style-name="T22_13">mots</text:span><text:span text:style-name="T22_14">-</text:span><text:span text:style-name="T22_15">clés</text:span><text:span text:style-name="T22_16">,<text:s/></text:span><text:span text:style-name="T22_17">etc</text:span><text:span text:style-name="T22_18">.)</text:span></text:p>
          </table:table-cell>
        </table:table-row>
        <table:table-row table:style-name="Row8">
          <table:table-cell table:style-name="Cell15">
            <text:p text:style-name="P23"><text:span text:style-name="T23_1">&lt;</text:span><text:span text:style-name="T23_2">script</text:span><text:span text:style-name="T23_3">&gt;</text:span></text:p>
          </table:table-cell>
          <table:table-cell table:style-name="Cell16">
            <text:p text:style-name="P24"><text:span text:style-name="T24_1">Code</text:span><text:span text:style-name="T24_2"><text:s/></text:span><text:span text:style-name="T24_3">JavaScript</text:span></text:p>
          </table:table-cell>
        </table:table-row>
        <table:table-row table:style-name="Row9">
          <table:table-cell table:style-name="Cell17">
            <text:p text:style-name="P25"><text:span text:style-name="T25_1">&lt;</text:span><text:span text:style-name="T25_2">style</text:span><text:span text:style-name="T25_3">&gt;</text:span></text:p>
          </table:table-cell>
          <table:table-cell table:style-name="Cell18">
            <text:p text:style-name="P26"><text:span text:style-name="T26_1">Code</text:span><text:span text:style-name="T26_2"><text:s/></text:span><text:span text:style-name="T26_3">CSS</text:span></text:p>
          </table:table-cell>
        </table:table-row>
        <table:table-row table:style-name="Row10">
          <table:table-cell table:style-name="Cell19">
            <text:p text:style-name="P27"><text:span text:style-name="T27_1">&lt;</text:span><text:span text:style-name="T27_2">title</text:span><text:span text:style-name="T27_3">&gt;</text:span></text:p>
          </table:table-cell>
          <table:table-cell table:style-name="Cell20">
            <text:p text:style-name="P28"><text:span text:style-name="T28_1">Titre</text:span><text:span text:style-name="T28_2"><text:s/></text:span><text:span text:style-name="T28_3">de</text:span><text:span text:style-name="T28_4"><text:s/></text:span><text:span text:style-name="T28_5">la</text:span><text:span text:style-name="T28_6"><text:s/></text:span><text:span text:style-name="T28_7">page</text:span></text:p>
          </table:table-cell>
        </table:table-row>
      </table:table>
      <text:p text:style-name="P29"/>
      <text:h text:style-name="P30" text:outline-level="10"><text:bookmark-start text:name="h.y6zacj3ep1tj"/><text:bookmark-end text:name="h.y6zacj3ep1tj"/><text:span text:style-name="T30_1">Balises</text:span><text:span text:style-name="T30_2"><text:s/></text:span><text:span text:style-name="T30_3">sectionnantes</text:span></text:h>
      <text:p text:style-name="P31"/>
      <table:table table:style-name="Table3">
        <table:table-column table:style-name="Column5"/>
        <table:table-column table:style-name="Column6"/>
        <table:table-row table:style-name="Row11">
          <table:table-cell table:style-name="Cell21">
            <text:h text:style-name="P32" text:outline-level="10"><text:bookmark-start text:name="h.jfgx67pyxgkp"/><text:bookmark-end text:name="h.jfgx67pyxgkp"/><text:span text:style-name="T32_1">Balise</text:span></text:h>
          </table:table-cell>
          <table:table-cell table:style-name="Cell22">
            <text:h text:style-name="P33" text:outline-level="10"><text:bookmark-start text:name="h.gi15ptm5ttmu"/><text:bookmark-end text:name="h.gi15ptm5ttmu"/><text:span text:style-name="T33_1">Description</text:span></text:h>
          </table:table-cell>
        </table:table-row>
        <table:table-row table:style-name="Row12">
          <table:table-cell table:style-name="Cell23">
            <text:p text:style-name="P34"><text:span text:style-name="T34_1">&lt;</text:span><text:span text:style-name="T34_2">header</text:span><text:span text:style-name="T34_3">&gt;</text:span></text:p>
          </table:table-cell>
          <table:table-cell table:style-name="Cell24">
            <text:p text:style-name="P35"><text:span text:style-name="T35_1">En</text:span><text:span text:style-name="T35_2">-</text:span><text:span text:style-name="T35_3">tête</text:span></text:p>
          </table:table-cell>
        </table:table-row>
        <table:table-row table:style-name="Row13">
          <table:table-cell table:style-name="Cell25">
            <text:p text:style-name="P36"><text:span text:style-name="T36_1">&lt;</text:span><text:span text:style-name="T36_2">nav</text:span><text:span text:style-name="T36_3">&gt;</text:span></text:p>
          </table:table-cell>
          <table:table-cell table:style-name="Cell26">
            <text:p text:style-name="P37"><text:span text:style-name="T37_1">Liens</text:span><text:span text:style-name="T37_2"><text:s/></text:span><text:span text:style-name="T37_3">principaux</text:span><text:span text:style-name="T37_4"><text:s/></text:span><text:span text:style-name="T37_5">de</text:span><text:span text:style-name="T37_6"><text:s/></text:span><text:span text:style-name="T37_7">navigation</text:span></text:p>
          </table:table-cell>
        </table:table-row>
        <table:table-row table:style-name="Row14">
          <table:table-cell table:style-name="Cell27">
            <text:p text:style-name="P38"><text:span text:style-name="T38_1">&lt;</text:span><text:span text:style-name="T38_2">footer</text:span><text:span text:style-name="T38_3">&gt;</text:span></text:p>
          </table:table-cell>
          <table:table-cell table:style-name="Cell28">
            <text:p text:style-name="P39"><text:span text:style-name="T39_1">Pied</text:span><text:span text:style-name="T39_2"><text:s/></text:span><text:span text:style-name="T39_3">de</text:span><text:span text:style-name="T39_4"><text:s/></text:span><text:span text:style-name="T39_5">page</text:span></text:p>
          </table:table-cell>
        </table:table-row>
        <table:table-row table:style-name="Row15">
          <table:table-cell table:style-name="Cell29">
            <text:p text:style-name="P40"><text:span text:style-name="T40_1">&lt;</text:span><text:span text:style-name="T40_2">section</text:span><text:span text:style-name="T40_3">&gt;</text:span></text:p>
          </table:table-cell>
          <table:table-cell table:style-name="Cell30">
            <text:p text:style-name="P41"><text:span text:style-name="T41_1">Section</text:span><text:span text:style-name="T41_2"><text:s/></text:span><text:span text:style-name="T41_3">de</text:span><text:span text:style-name="T41_4"><text:s/></text:span><text:span text:style-name="T41_5">page</text:span></text:p>
          </table:table-cell>
        </table:table-row>
        <table:table-row table:style-name="Row16">
          <table:table-cell table:style-name="Cell31">
            <text:p text:style-name="P42"><text:span text:style-name="T42_1">&lt;</text:span><text:span text:style-name="T42_2">article</text:span><text:span text:style-name="T42_3">&gt;</text:span></text:p>
          </table:table-cell>
          <table:table-cell table:style-name="Cell32">
            <text:p text:style-name="P43"><text:span text:style-name="T43_1">Article</text:span><text:span text:style-name="T43_2"><text:s/>(</text:span><text:span text:style-name="T43_3">contenu</text:span><text:span text:style-name="T43_4"><text:s/></text:span><text:span text:style-name="T43_5">autonome</text:span><text:span text:style-name="T43_6">)</text:span></text:p>
          </table:table-cell>
        </table:table-row>
        <table:table-row table:style-name="Row17">
          <table:table-cell table:style-name="Cell33">
            <text:p text:style-name="P44"><text:span text:style-name="T44_1">&lt;</text:span><text:span text:style-name="T44_2">aside</text:span><text:span text:style-name="T44_3">&gt;</text:span></text:p>
          </table:table-cell>
          <table:table-cell table:style-name="Cell34">
            <text:p text:style-name="P45"><text:span text:style-name="T45_1">Informations</text:span><text:span text:style-name="T45_2"><text:s/></text:span><text:span text:style-name="T45_3">complémentaires</text:span></text:p>
          </table:table-cell>
        </table:table-row>
      </table:table>
      <text:p text:style-name="P46"/>
      <text:h text:style-name="P47" text:outline-level="10"><text:bookmark-start text:name="h.o4pjw7e9cbde"/><text:bookmark-end text:name="h.o4pjw7e9cbde"/><text:span text:style-name="T47_1">Balises</text:span><text:span text:style-name="T47_2"><text:s/></text:span><text:span text:style-name="T47_3">de</text:span><text:span text:style-name="T47_4"><text:s/></text:span><text:span text:style-name="T47_5">structuration</text:span><text:span text:style-name="T47_6"><text:s/></text:span><text:span text:style-name="T47_7">du</text:span><text:span text:style-name="T47_8"><text:s/></text:span><text:span text:style-name="T47_9">texte</text:span></text:h>
      <text:p text:style-name="P48"/>
      <table:table table:style-name="Table4">
        <table:table-column table:style-name="Column7"/>
        <table:table-column table:style-name="Column8"/>
        <table:table-row table:style-name="Row18">
          <table:table-cell table:style-name="Cell35">
            <text:h text:style-name="P49" text:outline-level="10"><text:bookmark-start text:name="h.bnmfxlfalhek"/><text:bookmark-end text:name="h.bnmfxlfalhek"/><text:span text:style-name="T49_1">Balise</text:span></text:h>
          </table:table-cell>
          <table:table-cell table:style-name="Cell36">
            <text:h text:style-name="P50" text:outline-level="10"><text:span text:style-name="T50_1">Description</text:span></text:h>
          </table:table-cell>
        </table:table-row>
        <table:table-row table:style-name="Row19">
          <table:table-cell table:style-name="Cell37">
            <text:p text:style-name="P51"><text:span text:style-name="T51_1">&lt;</text:span><text:span text:style-name="T51_2">abbr</text:span><text:span text:style-name="T51_3">&gt;</text:span></text:p>
          </table:table-cell>
          <table:table-cell table:style-name="Cell38">
            <text:p text:style-name="P52"><text:span text:style-name="T52_1">Abréviation</text:span></text:p>
          </table:table-cell>
        </table:table-row>
        <table:table-row table:style-name="Row20">
          <table:table-cell table:style-name="Cell39">
            <text:p text:style-name="P53"><text:span text:style-name="T53_1">&lt;</text:span><text:span text:style-name="T53_2">blockquote</text:span><text:span text:style-name="T53_3">&gt;</text:span></text:p>
          </table:table-cell>
          <table:table-cell table:style-name="Cell40">
            <text:p text:style-name="P54"><text:span text:style-name="T54_1">Citation</text:span><text:span text:style-name="T54_2"><text:s/>(</text:span><text:span text:style-name="T54_3">longue</text:span><text:span text:style-name="T54_4">)</text:span></text:p>
          </table:table-cell>
        </table:table-row>
        <table:table-row table:style-name="Row21">
          <table:table-cell table:style-name="Cell41">
            <text:p text:style-name="P55"><text:span text:style-name="T55_1">&lt;</text:span><text:span text:style-name="T55_2">cite</text:span><text:span text:style-name="T55_3">&gt;</text:span></text:p>
          </table:table-cell>
          <table:table-cell table:style-name="Cell42">
            <text:p text:style-name="P56"><text:span text:style-name="T56_1">Citation</text:span><text:span text:style-name="T56_2"><text:s/></text:span><text:span text:style-name="T56_3">du</text:span><text:span text:style-name="T56_4"><text:s/></text:span><text:span text:style-name="T56_5">titre</text:span><text:span text:style-name="T56_6"><text:s/></text:span><text:span text:style-name="T56_7">d</text:span><text:span text:style-name="T56_8">'</text:span><text:span text:style-name="T56_9">une</text:span><text:span text:style-name="T56_10"><text:s/></text:span><text:span text:style-name="T56_11">œuvre</text:span><text:span text:style-name="T56_12"><text:s/></text:span><text:span text:style-name="T56_13">ou</text:span><text:span text:style-name="T56_14"><text:s/></text:span><text:span text:style-name="T56_15">d</text:span><text:span text:style-name="T56_16">'</text:span><text:span text:style-name="T56_17">un</text:span><text:span text:style-name="T56_18"><text:s/></text:span><text:span text:style-name="T56_19">évènement</text:span></text:p>
          </table:table-cell>
        </table:table-row>
        <table:table-row table:style-name="Row22">
          <table:table-cell table:style-name="Cell43">
            <text:p text:style-name="P57"><text:span text:style-name="T57_1">&lt;</text:span><text:span text:style-name="T57_2">q</text:span><text:span text:style-name="T57_3">&gt;</text:span></text:p>
          </table:table-cell>
          <table:table-cell table:style-name="Cell44">
            <text:p text:style-name="P58"><text:span text:style-name="T58_1">Citation</text:span><text:span text:style-name="T58_2"><text:s/>(</text:span><text:span text:style-name="T58_3">courte</text:span><text:span text:style-name="T58_4">)</text:span></text:p>
          </table:table-cell>
        </table:table-row>
        <table:table-row table:style-name="Row23">
          <table:table-cell table:style-name="Cell45">
            <text:p text:style-name="P59"><text:span text:style-name="T59_1">&lt;</text:span><text:span text:style-name="T59_2">sup</text:span><text:span text:style-name="T59_3">&gt;</text:span></text:p>
          </table:table-cell>
          <table:table-cell table:style-name="Cell46">
            <text:p text:style-name="P60"><text:span text:style-name="T60_1">Exposant</text:span></text:p>
          </table:table-cell>
        </table:table-row>
        <table:table-row table:style-name="Row24">
          <table:table-cell table:style-name="Cell47">
            <text:p text:style-name="P61"><text:span text:style-name="T61_1">&lt;</text:span><text:span text:style-name="T61_2">sub</text:span><text:span text:style-name="T61_3">&gt;</text:span></text:p>
          </table:table-cell>
          <table:table-cell table:style-name="Cell48">
            <text:p text:style-name="P62"><text:span text:style-name="T62_1">Indice</text:span></text:p>
          </table:table-cell>
        </table:table-row>
        <table:table-row table:style-name="Row25">
          <table:table-cell table:style-name="Cell49">
            <text:p text:style-name="P63"><text:span text:style-name="T63_1">&lt;</text:span><text:span text:style-name="T63_2">strong</text:span><text:span text:style-name="T63_3">&gt;</text:span></text:p>
          </table:table-cell>
          <table:table-cell table:style-name="Cell50">
            <text:p text:style-name="P64"><text:span text:style-name="T64_1">Mise</text:span><text:span text:style-name="T64_2"><text:s/></text:span><text:span text:style-name="T64_3">en</text:span><text:span text:style-name="T64_4"><text:s/></text:span><text:span text:style-name="T64_5">valeur</text:span><text:span text:style-name="T64_6"><text:s/></text:span><text:span text:style-name="T64_7">forte</text:span></text:p>
          </table:table-cell>
        </table:table-row>
        <table:table-row table:style-name="Row26">
          <table:table-cell table:style-name="Cell51">
            <text:p text:style-name="P65"><text:span text:style-name="T65_1">&lt;</text:span><text:span text:style-name="T65_2">em</text:span><text:span text:style-name="T65_3">&gt;</text:span></text:p>
          </table:table-cell>
          <table:table-cell table:style-name="Cell52">
            <text:p text:style-name="P66"><text:span text:style-name="T66_1">Mise</text:span><text:span text:style-name="T66_2"><text:s/></text:span><text:span text:style-name="T66_3">en</text:span><text:span text:style-name="T66_4"><text:s/></text:span><text:span text:style-name="T66_5">valeur</text:span><text:span text:style-name="T66_6"><text:s/></text:span><text:span text:style-name="T66_7">normale</text:span></text:p>
          </table:table-cell>
        </table:table-row>
        <table:table-row table:style-name="Row27">
          <table:table-cell table:style-name="Cell53">
            <text:p text:style-name="P67"><text:span text:style-name="T67_1">&lt;</text:span><text:span text:style-name="T67_2">mark</text:span><text:span text:style-name="T67_3">&gt;</text:span></text:p>
          </table:table-cell>
          <table:table-cell table:style-name="Cell54">
            <text:p text:style-name="P68"><text:span text:style-name="T68_1">Mise</text:span><text:span text:style-name="T68_2"><text:s/></text:span><text:span text:style-name="T68_3">en</text:span><text:span text:style-name="T68_4"><text:s/></text:span><text:span text:style-name="T68_5">valeur</text:span><text:span text:style-name="T68_6"><text:s/></text:span><text:span text:style-name="T68_7">visuelle</text:span></text:p>
          </table:table-cell>
        </table:table-row>
        <table:table-row table:style-name="Row28">
          <table:table-cell table:style-name="Cell55">
            <text:p text:style-name="P69"><text:span text:style-name="T69_1">&lt;</text:span><text:span text:style-name="T69_2">h</text:span><text:span text:style-name="T69_3">1&gt;</text:span></text:p>
          </table:table-cell>
          <table:table-cell table:style-name="Cell56">
            <text:p text:style-name="P70"><text:span text:style-name="T70_1">Titre</text:span><text:span text:style-name="T70_2"><text:s/></text:span><text:span text:style-name="T70_3">de</text:span><text:span text:style-name="T70_4"><text:s/></text:span><text:span text:style-name="T70_5">niveau</text:span><text:span text:style-name="T70_6"><text:s/>1</text:span></text:p>
          </table:table-cell>
        </table:table-row>
        <table:table-row table:style-name="Row29">
          <table:table-cell table:style-name="Cell57">
            <text:p text:style-name="P71"><text:span text:style-name="T71_1">&lt;</text:span><text:span text:style-name="T71_2">h</text:span><text:span text:style-name="T71_3">2&gt;</text:span></text:p>
          </table:table-cell>
          <table:table-cell table:style-name="Cell58">
            <text:p text:style-name="P72"><text:span text:style-name="T72_1">Titre</text:span><text:span text:style-name="T72_2"><text:s/></text:span><text:span text:style-name="T72_3">de</text:span><text:span text:style-name="T72_4"><text:s/></text:span><text:span text:style-name="T72_5">niveau</text:span><text:span text:style-name="T72_6"><text:s/>2</text:span></text:p>
          </table:table-cell>
        </table:table-row>
        <table:table-row table:style-name="Row30">
          <table:table-cell table:style-name="Cell59">
            <text:p text:style-name="P73"><text:span text:style-name="T73_1">&lt;</text:span><text:span text:style-name="T73_2">h</text:span><text:span text:style-name="T73_3">3&gt;</text:span></text:p>
          </table:table-cell>
          <table:table-cell table:style-name="Cell60">
            <text:p text:style-name="P74"><text:span text:style-name="T74_1">Titre</text:span><text:span text:style-name="T74_2"><text:s/></text:span><text:span text:style-name="T74_3">de</text:span><text:span text:style-name="T74_4"><text:s/></text:span><text:span text:style-name="T74_5">niveau</text:span><text:span text:style-name="T74_6"><text:s/>3</text:span></text:p>
          </table:table-cell>
        </table:table-row>
        <table:table-row table:style-name="Row31">
          <table:table-cell table:style-name="Cell61">
            <text:p text:style-name="P75"><text:span text:style-name="T75_1">&lt;</text:span><text:span text:style-name="T75_2">h</text:span><text:span text:style-name="T75_3">4&gt;</text:span></text:p>
          </table:table-cell>
          <table:table-cell table:style-name="Cell62">
            <text:p text:style-name="P76"><text:span text:style-name="T76_1">Titre</text:span><text:span text:style-name="T76_2"><text:s/></text:span><text:span text:style-name="T76_3">de</text:span><text:span text:style-name="T76_4"><text:s/></text:span><text:span text:style-name="T76_5">niveau</text:span><text:span text:style-name="T76_6"><text:s/>4</text:span></text:p>
          </table:table-cell>
        </table:table-row>
        <table:table-row table:style-name="Row32">
          <table:table-cell table:style-name="Cell63">
            <text:p text:style-name="P77"><text:span text:style-name="T77_1">&lt;</text:span><text:span text:style-name="T77_2">h</text:span><text:span text:style-name="T77_3">5&gt;</text:span></text:p>
          </table:table-cell>
          <table:table-cell table:style-name="Cell64">
            <text:p text:style-name="P78"><text:span text:style-name="T78_1">Titre</text:span><text:span text:style-name="T78_2"><text:s/></text:span><text:span text:style-name="T78_3">de</text:span><text:span text:style-name="T78_4"><text:s/></text:span><text:span text:style-name="T78_5">niveau</text:span><text:span text:style-name="T78_6"><text:s/>5</text:span></text:p>
          </table:table-cell>
        </table:table-row>
        <table:table-row table:style-name="Row33">
          <table:table-cell table:style-name="Cell65">
            <text:p text:style-name="P79"><text:span text:style-name="T79_1">&lt;</text:span><text:span text:style-name="T79_2">h</text:span><text:span text:style-name="T79_3">6&gt;</text:span></text:p>
          </table:table-cell>
          <table:table-cell table:style-name="Cell66">
            <text:p text:style-name="P80"><text:span text:style-name="T80_1">Titre</text:span><text:span text:style-name="T80_2"><text:s/></text:span><text:span text:style-name="T80_3">de</text:span><text:span text:style-name="T80_4"><text:s/></text:span><text:span text:style-name="T80_5">niveau</text:span><text:span text:style-name="T80_6"><text:s/>6</text:span></text:p>
          </table:table-cell>
        </table:table-row>
        <table:table-row table:style-name="Row34">
          <table:table-cell table:style-name="Cell67">
            <text:p text:style-name="P81"><text:span text:style-name="T81_1">&lt;</text:span><text:span text:style-name="T81_2">img</text:span><text:span text:style-name="T81_3"><text:s/>/&gt;</text:span></text:p>
          </table:table-cell>
          <table:table-cell table:style-name="Cell68">
            <text:p text:style-name="P82"><text:span text:style-name="T82_1">Image</text:span></text:p>
          </table:table-cell>
        </table:table-row>
        <table:table-row table:style-name="Row35">
          <table:table-cell table:style-name="Cell69">
            <text:p text:style-name="P83"><text:span text:style-name="T83_1">&lt;</text:span><text:span text:style-name="T83_2">figure</text:span><text:span text:style-name="T83_3">&gt;</text:span></text:p>
          </table:table-cell>
          <table:table-cell table:style-name="Cell70">
            <text:p text:style-name="P84"><text:span text:style-name="T84_1">Figure</text:span><text:span text:style-name="T84_2"><text:s/>(</text:span><text:span text:style-name="T84_3">image</text:span><text:span text:style-name="T84_4">,<text:s/></text:span><text:span text:style-name="T84_5">code</text:span><text:span text:style-name="T84_6">,<text:s/></text:span><text:span text:style-name="T84_7">etc</text:span><text:span text:style-name="T84_8">.)</text:span></text:p>
          </table:table-cell>
        </table:table-row>
        <table:table-row table:style-name="Row36">
          <table:table-cell table:style-name="Cell71">
            <text:p text:style-name="P85"><text:span text:style-name="T85_1">&lt;</text:span><text:span text:style-name="T85_2">figcaption</text:span><text:span text:style-name="T85_3">&gt;</text:span></text:p>
          </table:table-cell>
          <table:table-cell table:style-name="Cell72">
            <text:p text:style-name="P86"><text:span text:style-name="T86_1">Description</text:span><text:span text:style-name="T86_2"><text:s/></text:span><text:span text:style-name="T86_3">de</text:span><text:span text:style-name="T86_4"><text:s/></text:span><text:span text:style-name="T86_5">la</text:span><text:span text:style-name="T86_6"><text:s/></text:span><text:span text:style-name="T86_7">figure</text:span></text:p>
          </table:table-cell>
        </table:table-row>
        <table:table-row table:style-name="Row37">
          <table:table-cell table:style-name="Cell73">
            <text:p text:style-name="P87"><text:span text:style-name="T87_1">&lt;</text:span><text:span text:style-name="T87_2">audio</text:span><text:span text:style-name="T87_3">&gt;</text:span></text:p>
          </table:table-cell>
          <table:table-cell table:style-name="Cell74">
            <text:p text:style-name="P88"><text:span text:style-name="T88_1">Son</text:span></text:p>
          </table:table-cell>
        </table:table-row>
        <table:table-row table:style-name="Row38">
          <table:table-cell table:style-name="Cell75">
            <text:p text:style-name="P89"><text:span text:style-name="T89_1">&lt;</text:span><text:span text:style-name="T89_2">video</text:span><text:span text:style-name="T89_3">&gt;</text:span></text:p>
          </table:table-cell>
          <table:table-cell table:style-name="Cell76">
            <text:p text:style-name="P90"><text:span text:style-name="T90_1">Vidéo</text:span></text:p>
          </table:table-cell>
        </table:table-row>
        <table:table-row table:style-name="Row39">
          <table:table-cell table:style-name="Cell77">
            <text:p text:style-name="P91"><text:span text:style-name="T91_1">&lt;</text:span><text:span text:style-name="T91_2">source</text:span><text:span text:style-name="T91_3"><text:s/>/&gt;</text:span></text:p>
          </table:table-cell>
          <table:table-cell table:style-name="Cell78">
            <text:p text:style-name="P92"><text:span text:style-name="T92_1">Format</text:span><text:span text:style-name="T92_2"><text:s/></text:span><text:span text:style-name="T92_3">source</text:span><text:span text:style-name="T92_4"><text:s/></text:span><text:span text:style-name="T92_5">pour</text:span><text:span text:style-name="T92_6"><text:s/></text:span><text:span text:style-name="T92_7">les</text:span><text:span text:style-name="T92_8"><text:s/></text:span><text:span text:style-name="T92_9">balises</text:span><text:span text:style-name="T92_10"><text:s/>&lt;</text:span><text:span text:style-name="T92_11">audio</text:span><text:span text:style-name="T92_12">&gt;<text:s/></text:span><text:span text:style-name="T92_13">et</text:span><text:span text:style-name="T92_14"><text:s/>&lt;</text:span><text:span text:style-name="T92_15">video</text:span><text:span text:style-name="T92_16">&gt;</text:span></text:p>
          </table:table-cell>
        </table:table-row>
        <table:table-row table:style-name="Row40">
          <table:table-cell table:style-name="Cell79">
            <text:p text:style-name="P93"><text:span text:style-name="T93_1">&lt;</text:span><text:span text:style-name="T93_2">a</text:span><text:span text:style-name="T93_3">&gt;</text:span></text:p>
          </table:table-cell>
          <table:table-cell table:style-name="Cell80">
            <text:p text:style-name="P94"><text:span text:style-name="T94_1">Lien</text:span><text:span text:style-name="T94_2"><text:s/></text:span><text:span text:style-name="T94_3">hypertexte</text:span></text:p>
          </table:table-cell>
        </table:table-row>
        <table:table-row table:style-name="Row41">
          <table:table-cell table:style-name="Cell81">
            <text:p text:style-name="P95"><text:span text:style-name="T95_1">&lt;</text:span><text:span text:style-name="T95_2">br</text:span><text:span text:style-name="T95_3"><text:s/>/&gt;</text:span></text:p>
          </table:table-cell>
          <table:table-cell table:style-name="Cell82">
            <text:p text:style-name="P96"><text:span text:style-name="T96_1">Retour</text:span><text:span text:style-name="T96_2"><text:s/></text:span><text:span text:style-name="T96_3">à</text:span><text:span text:style-name="T96_4"><text:s/></text:span><text:span text:style-name="T96_5">la</text:span><text:span text:style-name="T96_6"><text:s/></text:span><text:span text:style-name="T96_7">ligne</text:span></text:p>
          </table:table-cell>
        </table:table-row>
        <table:table-row table:style-name="Row42">
          <table:table-cell table:style-name="Cell83">
            <text:p text:style-name="P97"><text:span text:style-name="T97_1">&lt;</text:span><text:span text:style-name="T97_2">p</text:span><text:span text:style-name="T97_3">&gt;</text:span></text:p>
          </table:table-cell>
          <table:table-cell table:style-name="Cell84">
            <text:p text:style-name="P98"><text:span text:style-name="T98_1">Paragraphe</text:span></text:p>
          </table:table-cell>
        </table:table-row>
        <table:table-row table:style-name="Row43">
          <table:table-cell table:style-name="Cell85">
            <text:p text:style-name="P99"><text:span text:style-name="T99_1">&lt;</text:span><text:span text:style-name="T99_2">hr</text:span><text:span text:style-name="T99_3"><text:s/>/&gt;</text:span></text:p>
          </table:table-cell>
          <table:table-cell table:style-name="Cell86">
            <text:p text:style-name="P100"><text:span text:style-name="T100_1">Ligne</text:span><text:span text:style-name="T100_2"><text:s/></text:span><text:span text:style-name="T100_3">de</text:span><text:span text:style-name="T100_4"><text:s/></text:span><text:span text:style-name="T100_5">séparation</text:span><text:span text:style-name="T100_6"><text:s/></text:span><text:span text:style-name="T100_7">horizontale</text:span></text:p>
          </table:table-cell>
        </table:table-row>
        <table:table-row table:style-name="Row44">
          <table:table-cell table:style-name="Cell87">
            <text:p text:style-name="P101"><text:span text:style-name="T101_1">&lt;</text:span><text:span text:style-name="T101_2">address</text:span><text:span text:style-name="T101_3">&gt;</text:span></text:p>
          </table:table-cell>
          <table:table-cell table:style-name="Cell88">
            <text:p text:style-name="P102"><text:span text:style-name="T102_1">Adresse</text:span><text:span text:style-name="T102_2"><text:s/></text:span><text:span text:style-name="T102_3">de</text:span><text:span text:style-name="T102_4"><text:s/></text:span><text:span text:style-name="T102_5">contact</text:span></text:p>
          </table:table-cell>
        </table:table-row>
        <table:table-row table:style-name="Row45">
          <table:table-cell table:style-name="Cell89">
            <text:p text:style-name="P103"><text:span text:style-name="T103_1">&lt;</text:span><text:span text:style-name="T103_2">del</text:span><text:span text:style-name="T103_3">&gt;</text:span></text:p>
          </table:table-cell>
          <table:table-cell table:style-name="Cell90">
            <text:p text:style-name="P104"><text:span text:style-name="T104_1">Texte</text:span><text:span text:style-name="T104_2"><text:s/></text:span><text:span text:style-name="T104_3">supprimé</text:span></text:p>
          </table:table-cell>
        </table:table-row>
        <table:table-row table:style-name="Row46">
          <table:table-cell table:style-name="Cell91">
            <text:p text:style-name="P105"><text:span text:style-name="T105_1">&lt;</text:span><text:span text:style-name="T105_2">ins</text:span><text:span text:style-name="T105_3">&gt;</text:span></text:p>
          </table:table-cell>
          <table:table-cell table:style-name="Cell92">
            <text:p text:style-name="P106"><text:span text:style-name="T106_1">Texte</text:span><text:span text:style-name="T106_2"><text:s/></text:span><text:span text:style-name="T106_3">inséré</text:span></text:p>
          </table:table-cell>
        </table:table-row>
        <table:table-row table:style-name="Row47">
          <table:table-cell table:style-name="Cell93">
            <text:p text:style-name="P107"><text:span text:style-name="T107_1">&lt;</text:span><text:span text:style-name="T107_2">dfn</text:span><text:span text:style-name="T107_3">&gt;</text:span></text:p>
          </table:table-cell>
          <table:table-cell table:style-name="Cell94">
            <text:p text:style-name="P108"><text:span text:style-name="T108_1">Définition</text:span></text:p>
          </table:table-cell>
        </table:table-row>
        <table:table-row table:style-name="Row48">
          <table:table-cell table:style-name="Cell95">
            <text:p text:style-name="P109"><text:span text:style-name="T109_1">&lt;</text:span><text:span text:style-name="T109_2">kbd</text:span><text:span text:style-name="T109_3">&gt;</text:span></text:p>
          </table:table-cell>
          <table:table-cell table:style-name="Cell96">
            <text:p text:style-name="P110"><text:span text:style-name="T110_1">Saisie</text:span><text:span text:style-name="T110_2"><text:s/></text:span><text:span text:style-name="T110_3">clavier</text:span></text:p>
          </table:table-cell>
        </table:table-row>
        <table:table-row table:style-name="Row49">
          <table:table-cell table:style-name="Cell97">
            <text:p text:style-name="P111"><text:span text:style-name="T111_1">&lt;</text:span><text:span text:style-name="T111_2">pre</text:span><text:span text:style-name="T111_3">&gt;</text:span></text:p>
          </table:table-cell>
          <table:table-cell table:style-name="Cell98">
            <text:p text:style-name="P112"><text:span text:style-name="T112_1">Affichage</text:span><text:span text:style-name="T112_2"><text:s/></text:span><text:span text:style-name="T112_3">formaté</text:span><text:span text:style-name="T112_4"><text:s/>(</text:span><text:span text:style-name="T112_5">pour</text:span><text:span text:style-name="T112_6"><text:s/></text:span><text:span text:style-name="T112_7">les</text:span><text:span text:style-name="T112_8"><text:s/></text:span><text:span text:style-name="T112_9">codes</text:span><text:span text:style-name="T112_10"><text:s/></text:span><text:span text:style-name="T112_11">sources</text:span><text:span text:style-name="T112_12">)</text:span></text:p>
          </table:table-cell>
        </table:table-row>
        <table:table-row table:style-name="Row50">
          <table:table-cell table:style-name="Cell99">
            <text:p text:style-name="P113"><text:span text:style-name="T113_1">&lt;</text:span><text:span text:style-name="T113_2">progress</text:span><text:span text:style-name="T113_3">&gt;</text:span></text:p>
          </table:table-cell>
          <table:table-cell table:style-name="Cell100">
            <text:p text:style-name="P114"><text:span text:style-name="T114_1">Barre</text:span><text:span text:style-name="T114_2"><text:s/></text:span><text:span text:style-name="T114_3">de</text:span><text:span text:style-name="T114_4"><text:s/></text:span><text:span text:style-name="T114_5">progression</text:span></text:p>
          </table:table-cell>
        </table:table-row>
        <table:table-row table:style-name="Row51">
          <table:table-cell table:style-name="Cell101">
            <text:p text:style-name="P115"><text:span text:style-name="T115_1">&lt;</text:span><text:span text:style-name="T115_2">time</text:span><text:span text:style-name="T115_3">&gt;</text:span></text:p>
          </table:table-cell>
          <table:table-cell table:style-name="Cell102">
            <text:p text:style-name="P116"><text:span text:style-name="T116_1">Date</text:span><text:span text:style-name="T116_2"><text:s/></text:span><text:span text:style-name="T116_3">ou</text:span><text:span text:style-name="T116_4"><text:s/></text:span><text:span text:style-name="T116_5">heure</text:span></text:p>
          </table:table-cell>
        </table:table-row>
        <table:table-row table:style-name="Row52">
          <table:table-cell table:style-name="Cell103">
            <text:p text:style-name="P117"><text:span text:style-name="T117_1">&lt;</text:span><text:span text:style-name="T117_2">wbr</text:span><text:span text:style-name="T117_3"><text:s/>/&gt;</text:span></text:p>
          </table:table-cell>
          <table:table-cell table:style-name="Cell104">
            <text:p text:style-name="P118"><text:span text:style-name="T118_1">Word</text:span><text:span text:style-name="T118_2"><text:s/></text:span><text:span text:style-name="T118_3">Break</text:span><text:span text:style-name="T118_4"><text:s/></text:span><text:span text:style-name="T118_5">Opportunity</text:span><text:span text:style-name="T118_6">.<text:s/></text:span><text:span text:style-name="T118_7">Dans</text:span><text:span text:style-name="T118_8"><text:s/></text:span><text:span text:style-name="T118_9">un</text:span><text:span text:style-name="T118_10"><text:s/></text:span><text:span text:style-name="T118_11">mot</text:span><text:span text:style-name="T118_12"><text:s/></text:span><text:span text:style-name="T118_13">long</text:span><text:span text:style-name="T118_14">,<text:s/></text:span><text:span text:style-name="T118_15">dit</text:span><text:span text:style-name="T118_16"><text:s/></text:span><text:span text:style-name="T118_17">au</text:span><text:span text:style-name="T118_18"><text:s/></text:span><text:span text:style-name="T118_19">navigateur</text:span><text:span text:style-name="T118_20"><text:s/></text:span><text:span text:style-name="T118_21">qu</text:span><text:span text:style-name="T118_22">’</text:span><text:span text:style-name="T118_23">il</text:span><text:span text:style-name="T118_24"><text:s/></text:span><text:span text:style-name="T118_25">peut</text:span><text:span text:style-name="T118_26"><text:s/></text:span><text:span text:style-name="T118_27">couper</text:span><text:span text:style-name="T118_28"><text:s/></text:span><text:span text:style-name="T118_29">la</text:span><text:span text:style-name="T118_30"><text:s/></text:span><text:span text:style-name="T118_31">ligne</text:span><text:span text:style-name="T118_32"><text:s/></text:span><text:span text:style-name="T118_33">ici</text:span><text:span text:style-name="T118_34">.</text:span></text:p>
          </table:table-cell>
        </table:table-row>
      </table:table>
      <text:p text:style-name="P119"/>
      <text:h text:style-name="P120" text:outline-level="10"><text:bookmark-start text:name="h.bai88ef3eb6s"/><text:bookmark-end text:name="h.bai88ef3eb6s"/><text:span text:style-name="T120_1">Balises</text:span><text:span text:style-name="T120_2"><text:s/></text:span><text:span text:style-name="T120_3">de</text:span><text:span text:style-name="T120_4"><text:s/></text:span><text:span text:style-name="T120_5">listes</text:span></text:h>
      <text:p text:style-name="P121"/>
      <table:table table:style-name="Table5">
        <table:table-column table:style-name="Column9"/>
        <table:table-column table:style-name="Column10"/>
        <table:table-row table:style-name="Row53">
          <table:table-cell table:style-name="Cell105">
            <text:h text:style-name="P122" text:outline-level="10"><text:bookmark-start text:name="h.o2hl9p7vh748"/><text:bookmark-end text:name="h.o2hl9p7vh748"/><text:span text:style-name="T122_1">Balise</text:span></text:h>
          </table:table-cell>
          <table:table-cell table:style-name="Cell106">
            <text:h text:style-name="P123" text:outline-level="10"><text:span text:style-name="T123_1">Description</text:span></text:h>
          </table:table-cell>
        </table:table-row>
        <table:table-row table:style-name="Row54">
          <table:table-cell table:style-name="Cell107">
            <text:p text:style-name="P124"><text:span text:style-name="T124_1">&lt;</text:span><text:span text:style-name="T124_2">ul</text:span><text:span text:style-name="T124_3">&gt;</text:span></text:p>
          </table:table-cell>
          <table:table-cell table:style-name="Cell108">
            <text:p text:style-name="P125"><text:span text:style-name="T125_1">Liste</text:span><text:span text:style-name="T125_2"><text:s/></text:span><text:span text:style-name="T125_3">à</text:span><text:span text:style-name="T125_4"><text:s/></text:span><text:span text:style-name="T125_5">puces</text:span><text:span text:style-name="T125_6">,<text:s/></text:span><text:span text:style-name="T125_7">non</text:span><text:span text:style-name="T125_8"><text:s/></text:span><text:span text:style-name="T125_9">numérotée</text:span></text:p>
          </table:table-cell>
        </table:table-row>
        <table:table-row table:style-name="Row55">
          <table:table-cell table:style-name="Cell109">
            <text:p text:style-name="P126"><text:span text:style-name="T126_1">&lt;</text:span><text:span text:style-name="T126_2">ol</text:span><text:span text:style-name="T126_3">&gt;</text:span></text:p>
          </table:table-cell>
          <table:table-cell table:style-name="Cell110">
            <text:p text:style-name="P127"><text:span text:style-name="T127_1">Liste</text:span><text:span text:style-name="T127_2"><text:s/></text:span><text:span text:style-name="T127_3">numérotée</text:span></text:p>
          </table:table-cell>
        </table:table-row>
        <table:table-row table:style-name="Row56">
          <table:table-cell table:style-name="Cell111">
            <text:p text:style-name="P128"><text:span text:style-name="T128_1">&lt;</text:span><text:span text:style-name="T128_2">li</text:span><text:span text:style-name="T128_3">&gt;</text:span></text:p>
          </table:table-cell>
          <table:table-cell table:style-name="Cell112">
            <text:p text:style-name="P129"><text:span text:style-name="T129_1">Élément</text:span><text:span text:style-name="T129_2"><text:s/></text:span><text:span text:style-name="T129_3">de</text:span><text:span text:style-name="T129_4"><text:s/></text:span><text:span text:style-name="T129_5">la</text:span><text:span text:style-name="T129_6"><text:s/></text:span><text:span text:style-name="T129_7">liste</text:span><text:span text:style-name="T129_8"><text:s/></text:span><text:span text:style-name="T129_9">à</text:span><text:span text:style-name="T129_10"><text:s/></text:span><text:span text:style-name="T129_11">puces</text:span></text:p>
          </table:table-cell>
        </table:table-row>
        <table:table-row table:style-name="Row57">
          <table:table-cell table:style-name="Cell113">
            <text:p text:style-name="P130"><text:span text:style-name="T130_1">&lt;</text:span><text:span text:style-name="T130_2">dl</text:span><text:span text:style-name="T130_3">&gt;</text:span></text:p>
          </table:table-cell>
          <table:table-cell table:style-name="Cell114">
            <text:p text:style-name="P131"><text:span text:style-name="T131_1">Liste</text:span><text:span text:style-name="T131_2"><text:s/></text:span><text:span text:style-name="T131_3">de</text:span><text:span text:style-name="T131_4"><text:s/></text:span><text:span text:style-name="T131_5">définitions</text:span></text:p>
          </table:table-cell>
        </table:table-row>
        <table:table-row table:style-name="Row58">
          <table:table-cell table:style-name="Cell115">
            <text:p text:style-name="P132"><text:span text:style-name="T132_1">&lt;</text:span><text:span text:style-name="T132_2">dt</text:span><text:span text:style-name="T132_3">&gt;</text:span></text:p>
          </table:table-cell>
          <table:table-cell table:style-name="Cell116">
            <text:p text:style-name="P133"><text:span text:style-name="T133_1">Terme</text:span><text:span text:style-name="T133_2"><text:s/></text:span><text:span text:style-name="T133_3">à</text:span><text:span text:style-name="T133_4"><text:s/></text:span><text:span text:style-name="T133_5">définir</text:span></text:p>
          </table:table-cell>
        </table:table-row>
        <table:table-row table:style-name="Row59">
          <table:table-cell table:style-name="Cell117">
            <text:p text:style-name="P134"><text:span text:style-name="T134_1">&lt;</text:span><text:span text:style-name="T134_2">dd</text:span><text:span text:style-name="T134_3">&gt;</text:span></text:p>
          </table:table-cell>
          <table:table-cell table:style-name="Cell118">
            <text:p text:style-name="P135"><text:span text:style-name="T135_1">Définition</text:span><text:span text:style-name="T135_2"><text:s/></text:span><text:span text:style-name="T135_3">du</text:span><text:span text:style-name="T135_4"><text:s/></text:span><text:span text:style-name="T135_5">terme</text:span></text:p>
          </table:table-cell>
        </table:table-row>
      </table:table>
      <text:p text:style-name="P136"/>
      <text:h text:style-name="P137" text:outline-level="10"><text:bookmark-start text:name="h.c3m50cv5n4l7"/><text:bookmark-end text:name="h.c3m50cv5n4l7"/><text:span text:style-name="T137_1">Balises</text:span><text:span text:style-name="T137_2"><text:s/></text:span><text:span text:style-name="T137_3">de</text:span><text:span text:style-name="T137_4"><text:s/></text:span><text:span text:style-name="T137_5">tableau</text:span></text:h>
      <text:p text:style-name="P138"/>
      <table:table table:style-name="Table6">
        <table:table-column table:style-name="Column11"/>
        <table:table-column table:style-name="Column12"/>
        <table:table-row table:style-name="Row60">
          <table:table-cell table:style-name="Cell119">
            <text:h text:style-name="P139" text:outline-level="10"><text:bookmark-start text:name="h.1646k2or8ts6"/><text:bookmark-end text:name="h.1646k2or8ts6"/><text:span text:style-name="T139_1">Balise</text:span></text:h>
          </table:table-cell>
          <table:table-cell table:style-name="Cell120">
            <text:h text:style-name="P140" text:outline-level="10"><text:span text:style-name="T140_1">Description</text:span></text:h>
          </table:table-cell>
        </table:table-row>
        <table:table-row table:style-name="Row61">
          <table:table-cell table:style-name="Cell121">
            <text:p text:style-name="P141"><text:span text:style-name="T141_1">&lt;</text:span><text:span text:style-name="T141_2">table</text:span><text:span text:style-name="T141_3">&gt;</text:span></text:p>
          </table:table-cell>
          <table:table-cell table:style-name="Cell122">
            <text:p text:style-name="P142"><text:span text:style-name="T142_1">Tableau</text:span></text:p>
          </table:table-cell>
        </table:table-row>
        <table:table-row table:style-name="Row62">
          <table:table-cell table:style-name="Cell123">
            <text:p text:style-name="P143"><text:span text:style-name="T143_1">&lt;</text:span><text:span text:style-name="T143_2">caption</text:span><text:span text:style-name="T143_3">&gt;</text:span></text:p>
          </table:table-cell>
          <table:table-cell table:style-name="Cell124">
            <text:p text:style-name="P144"><text:span text:style-name="T144_1">Titre</text:span><text:span text:style-name="T144_2"><text:s/></text:span><text:span text:style-name="T144_3">du</text:span><text:span text:style-name="T144_4"><text:s/></text:span><text:span text:style-name="T144_5">tableau</text:span></text:p>
          </table:table-cell>
        </table:table-row>
        <table:table-row table:style-name="Row63">
          <table:table-cell table:style-name="Cell125">
            <text:p text:style-name="P145"><text:span text:style-name="T145_1">&lt;</text:span><text:span text:style-name="T145_2">tr</text:span><text:span text:style-name="T145_3">&gt;</text:span></text:p>
          </table:table-cell>
          <table:table-cell table:style-name="Cell126">
            <text:p text:style-name="P146"><text:span text:style-name="T146_1">Ligne</text:span><text:span text:style-name="T146_2"><text:s/></text:span><text:span text:style-name="T146_3">de</text:span><text:span text:style-name="T146_4"><text:s/></text:span><text:span text:style-name="T146_5">tableau</text:span></text:p>
          </table:table-cell>
        </table:table-row>
        <table:table-row table:style-name="Row64">
          <table:table-cell table:style-name="Cell127">
            <text:p text:style-name="P147"><text:span text:style-name="T147_1">&lt;</text:span><text:span text:style-name="T147_2">th</text:span><text:span text:style-name="T147_3">&gt;</text:span></text:p>
          </table:table-cell>
          <table:table-cell table:style-name="Cell128">
            <text:p text:style-name="P148"><text:span text:style-name="T148_1">Cellule</text:span><text:span text:style-name="T148_2"><text:s/></text:span><text:span text:style-name="T148_3">d</text:span><text:span text:style-name="T148_4">'</text:span><text:span text:style-name="T148_5">en</text:span><text:span text:style-name="T148_6">-</text:span><text:span text:style-name="T148_7">tête</text:span></text:p>
          </table:table-cell>
        </table:table-row>
        <table:table-row table:style-name="Row65">
          <table:table-cell table:style-name="Cell129">
            <text:p text:style-name="P149"><text:span text:style-name="T149_1">&lt;</text:span><text:span text:style-name="T149_2">td</text:span><text:span text:style-name="T149_3">&gt;</text:span></text:p>
          </table:table-cell>
          <table:table-cell table:style-name="Cell130">
            <text:p text:style-name="P150"><text:span text:style-name="T150_1">Cellule</text:span></text:p>
          </table:table-cell>
        </table:table-row>
        <table:table-row table:style-name="Row66">
          <table:table-cell table:style-name="Cell131">
            <text:p text:style-name="P151"><text:span text:style-name="T151_1">&lt;</text:span><text:span text:style-name="T151_2">thead</text:span><text:span text:style-name="T151_3">&gt;</text:span></text:p>
          </table:table-cell>
          <table:table-cell table:style-name="Cell132">
            <text:p text:style-name="P152"><text:span text:style-name="T152_1">Section</text:span><text:span text:style-name="T152_2"><text:s/></text:span><text:span text:style-name="T152_3">de</text:span><text:span text:style-name="T152_4"><text:s/></text:span><text:span text:style-name="T152_5">l</text:span><text:span text:style-name="T152_6">'</text:span><text:span text:style-name="T152_7">en</text:span><text:span text:style-name="T152_8">-</text:span><text:span text:style-name="T152_9">tête</text:span><text:span text:style-name="T152_10"><text:s/></text:span><text:span text:style-name="T152_11">du</text:span><text:span text:style-name="T152_12"><text:s/></text:span><text:span text:style-name="T152_13">tableau</text:span></text:p>
          </table:table-cell>
        </table:table-row>
        <table:table-row table:style-name="Row67">
          <table:table-cell table:style-name="Cell133">
            <text:p text:style-name="P153"><text:span text:style-name="T153_1">&lt;</text:span><text:span text:style-name="T153_2">tbody</text:span><text:span text:style-name="T153_3">&gt;</text:span></text:p>
          </table:table-cell>
          <table:table-cell table:style-name="Cell134">
            <text:p text:style-name="P154"><text:span text:style-name="T154_1">Section</text:span><text:span text:style-name="T154_2"><text:s/></text:span><text:span text:style-name="T154_3">du</text:span><text:span text:style-name="T154_4"><text:s/></text:span><text:span text:style-name="T154_5">corps</text:span><text:span text:style-name="T154_6"><text:s/></text:span><text:span text:style-name="T154_7">du</text:span><text:span text:style-name="T154_8"><text:s/></text:span><text:span text:style-name="T154_9">tableau</text:span></text:p>
          </table:table-cell>
        </table:table-row>
        <table:table-row table:style-name="Row68">
          <table:table-cell table:style-name="Cell135">
            <text:p text:style-name="P155"><text:span text:style-name="T155_1">&lt;</text:span><text:span text:style-name="T155_2">tfoot</text:span><text:span text:style-name="T155_3">&gt;</text:span></text:p>
          </table:table-cell>
          <table:table-cell table:style-name="Cell136">
            <text:p text:style-name="P156"><text:span text:style-name="T156_1">Section</text:span><text:span text:style-name="T156_2"><text:s/></text:span><text:span text:style-name="T156_3">du</text:span><text:span text:style-name="T156_4"><text:s/></text:span><text:span text:style-name="T156_5">pied</text:span><text:span text:style-name="T156_6"><text:s/></text:span><text:span text:style-name="T156_7">du</text:span><text:span text:style-name="T156_8"><text:s/></text:span><text:span text:style-name="T156_9">tableau</text:span></text:p>
          </table:table-cell>
        </table:table-row>
      </table:table>
      <text:p text:style-name="P157"/>
      <text:h text:style-name="P158" text:outline-level="10"><text:bookmark-start text:name="h.vx0mgghezqtc"/><text:bookmark-end text:name="h.vx0mgghezqtc"/><text:span text:style-name="T158_1">Balises</text:span><text:span text:style-name="T158_2"><text:s/></text:span><text:span text:style-name="T158_3">de</text:span><text:span text:style-name="T158_4"><text:s/></text:span><text:span text:style-name="T158_5">formulaire</text:span></text:h>
      <text:p text:style-name="P159"/>
      <table:table table:style-name="Table7">
        <table:table-column table:style-name="Column13"/>
        <table:table-column table:style-name="Column14"/>
        <table:table-row table:style-name="Row69">
          <table:table-cell table:style-name="Cell137">
            <text:h text:style-name="P160" text:outline-level="10"><text:bookmark-start text:name="h.zhw4pbfldbd3"/><text:bookmark-end text:name="h.zhw4pbfldbd3"/><text:span text:style-name="T160_1">Balise</text:span></text:h>
          </table:table-cell>
          <table:table-cell table:style-name="Cell138">
            <text:h text:style-name="P161" text:outline-level="10"><text:span text:style-name="T161_1">Description</text:span></text:h>
          </table:table-cell>
        </table:table-row>
        <table:table-row table:style-name="Row70">
          <table:table-cell table:style-name="Cell139">
            <text:p text:style-name="P162"><text:span text:style-name="T162_1">&lt;</text:span><text:span text:style-name="T162_2">form</text:span><text:span text:style-name="T162_3">&gt;</text:span></text:p>
          </table:table-cell>
          <table:table-cell table:style-name="Cell140">
            <text:p text:style-name="P163"><text:span text:style-name="T163_1">Formulaire</text:span></text:p>
          </table:table-cell>
        </table:table-row>
        <table:table-row table:style-name="Row71">
          <table:table-cell table:style-name="Cell141">
            <text:p text:style-name="P164"><text:span text:style-name="T164_1">&lt;</text:span><text:span text:style-name="T164_2">fieldset</text:span><text:span text:style-name="T164_3">&gt;</text:span></text:p>
          </table:table-cell>
          <table:table-cell table:style-name="Cell142">
            <text:p text:style-name="P165"><text:span text:style-name="T165_1">Groupe</text:span><text:span text:style-name="T165_2"><text:s/></text:span><text:span text:style-name="T165_3">de</text:span><text:span text:style-name="T165_4"><text:s/></text:span><text:span text:style-name="T165_5">champs</text:span></text:p>
          </table:table-cell>
        </table:table-row>
        <table:table-row table:style-name="Row72">
          <table:table-cell table:style-name="Cell143">
            <text:p text:style-name="P166"><text:span text:style-name="T166_1">&lt;</text:span><text:span text:style-name="T166_2">legend</text:span><text:span text:style-name="T166_3">&gt;</text:span></text:p>
          </table:table-cell>
          <table:table-cell table:style-name="Cell144">
            <text:p text:style-name="P167"><text:span text:style-name="T167_1">Titre</text:span><text:span text:style-name="T167_2"><text:s/></text:span><text:span text:style-name="T167_3">d</text:span><text:span text:style-name="T167_4">'</text:span><text:span text:style-name="T167_5">un</text:span><text:span text:style-name="T167_6"><text:s/></text:span><text:span text:style-name="T167_7">groupe</text:span><text:span text:style-name="T167_8"><text:s/></text:span><text:span text:style-name="T167_9">de</text:span><text:span text:style-name="T167_10"><text:s/></text:span><text:span text:style-name="T167_11">champs</text:span></text:p>
          </table:table-cell>
        </table:table-row>
        <table:table-row table:style-name="Row73">
          <table:table-cell table:style-name="Cell145">
            <text:p text:style-name="P168"><text:span text:style-name="T168_1">&lt;</text:span><text:span text:style-name="T168_2">label</text:span><text:span text:style-name="T168_3">&gt;</text:span></text:p>
          </table:table-cell>
          <table:table-cell table:style-name="Cell146">
            <text:p text:style-name="P169"><text:span text:style-name="T169_1">Libellé</text:span><text:span text:style-name="T169_2"><text:s/></text:span><text:span text:style-name="T169_3">d</text:span><text:span text:style-name="T169_4">'</text:span><text:span text:style-name="T169_5">un</text:span><text:span text:style-name="T169_6"><text:s/></text:span><text:span text:style-name="T169_7">champ</text:span></text:p>
          </table:table-cell>
        </table:table-row>
        <table:table-row table:style-name="Row74">
          <table:table-cell table:style-name="Cell147">
            <text:p text:style-name="P170"><text:span text:style-name="T170_1">&lt;</text:span><text:span text:style-name="T170_2">input</text:span><text:span text:style-name="T170_3"><text:s/>/&gt;</text:span></text:p>
          </table:table-cell>
          <table:table-cell table:style-name="Cell148">
            <text:p text:style-name="P171"><text:span text:style-name="T171_1">Champ</text:span><text:span text:style-name="T171_2"><text:s/></text:span><text:span text:style-name="T171_3">de</text:span><text:span text:style-name="T171_4"><text:s/></text:span><text:span text:style-name="T171_5">formulaire</text:span><text:span text:style-name="T171_6"><text:s/>(</text:span><text:span text:style-name="T171_7">texte</text:span><text:span text:style-name="T171_8">,<text:s/></text:span><text:span text:style-name="T171_9">mot</text:span><text:span text:style-name="T171_10"><text:s/></text:span><text:span text:style-name="T171_11">de</text:span><text:span text:style-name="T171_12"><text:s/></text:span><text:span text:style-name="T171_13">passe</text:span><text:span text:style-name="T171_14">,<text:s/></text:span><text:span text:style-name="T171_15">case</text:span><text:span text:style-name="T171_16"><text:s/></text:span><text:span text:style-name="T171_17">à</text:span><text:span text:style-name="T171_18"><text:s/></text:span><text:span text:style-name="T171_19">cocher</text:span><text:span text:style-name="T171_20">,<text:s/></text:span><text:span text:style-name="T171_21">bouton</text:span><text:span text:style-name="T171_22">,<text:s/></text:span><text:span text:style-name="T171_23">etc</text:span><text:span text:style-name="T171_24">.)</text:span></text:p>
            <text:p text:style-name="P172"><text:span text:style-name="T172_1">Différents</text:span><text:span text:style-name="T172_2"><text:s/></text:span><text:span text:style-name="T172_3">types</text:span><text:span text:style-name="T172_4"><text:s/>:</text:span></text:p>
            <text:list text:style-name="LS1" xml:id="list0">
              <text:list-item>
                <text:p text:style-name="P173"><text:span text:style-name="T173_1">text</text:span></text:p>
              </text:list-item>
              <text:list-item>
                <text:p text:style-name="P174"><text:span text:style-name="T174_1">password</text:span><text:span text:style-name="T174_2"><text:s/>:<text:s/></text:span><text:span text:style-name="T174_3">pour</text:span><text:span text:style-name="T174_4"><text:s/></text:span><text:span text:style-name="T174_5">les</text:span><text:span text:style-name="T174_6"><text:s/></text:span><text:span text:style-name="T174_7">mots</text:span><text:span text:style-name="T174_8"><text:s/></text:span><text:span text:style-name="T174_9">de</text:span><text:span text:style-name="T174_10"><text:s/></text:span><text:span text:style-name="T174_11">passe</text:span><text:span text:style-name="T174_12">,<text:s/></text:span><text:span text:style-name="T174_13">les</text:span><text:span text:style-name="T174_14"><text:s/></text:span><text:span text:style-name="T174_15">caractères</text:span><text:span text:style-name="T174_16"><text:s/></text:span><text:span text:style-name="T174_17">sont</text:span><text:span text:style-name="T174_18"><text:s/></text:span><text:span text:style-name="T174_19">cachés</text:span></text:p>
              </text:list-item>
              <text:list-item>
                <text:p text:style-name="P175"><text:span text:style-name="T175_1">checkbox</text:span></text:p>
              </text:list-item>
              <text:list-item>
                <text:p text:style-name="P176"><text:span text:style-name="T176_1">radio</text:span></text:p>
              </text:list-item>
              <text:list-item>
                <text:p text:style-name="P177"><text:span text:style-name="T177_1">file</text:span><text:span text:style-name="T177_2"><text:s/>:<text:s/></text:span><text:span text:style-name="T177_3">pour</text:span><text:span text:style-name="T177_4"><text:s/></text:span><text:span text:style-name="T177_5">envoyer</text:span><text:span text:style-name="T177_6"><text:s/></text:span><text:span text:style-name="T177_7">des</text:span><text:span text:style-name="T177_8"><text:s/></text:span><text:span text:style-name="T177_9">fichiers</text:span></text:p>
              </text:list-item>
              <text:list-item>
                <text:p text:style-name="P178"><text:span text:style-name="T178_1">hidden</text:span><text:span text:style-name="T178_2"><text:tab/>:<text:s/></text:span><text:span text:style-name="T178_3">champ</text:span><text:span text:style-name="T178_4"><text:s/></text:span><text:span text:style-name="T178_5">caché</text:span></text:p>
              </text:list-item>
              <text:list-item>
                <text:p text:style-name="P179"><text:span text:style-name="T179_1">button</text:span><text:span text:style-name="T179_2"><text:tab/>:<text:s/></text:span><text:span text:style-name="T179_3">bouton</text:span><text:span text:style-name="T179_4"><text:s/></text:span><text:span text:style-name="T179_5">cliquable</text:span><text:span text:style-name="T179_6"><text:s/></text:span></text:p>
              </text:list-item>
              <text:list-item>
                <text:p text:style-name="P180"><text:span text:style-name="T180_1">submit</text:span><text:span text:style-name="T180_2"><text:tab/>:<text:s/></text:span><text:span text:style-name="T180_3">pour</text:span><text:span text:style-name="T180_4"><text:s/></text:span><text:span text:style-name="T180_5">soumettre</text:span><text:span text:style-name="T180_6"><text:s/></text:span><text:span text:style-name="T180_7">un</text:span><text:span text:style-name="T180_8"><text:s/></text:span><text:span text:style-name="T180_9">formulaire</text:span></text:p>
              </text:list-item>
              <text:list-item>
                <text:p text:style-name="P181"><text:span text:style-name="T181_1">*<text:s/></text:span><text:span text:style-name="T181_2">reset</text:span><text:span text:style-name="T181_3"><text:s/>:<text:s/></text:span><text:span text:style-name="T181_4">pour</text:span><text:span text:style-name="T181_5"><text:s/></text:span><text:span text:style-name="T181_6">vider</text:span><text:span text:style-name="T181_7"><text:s/></text:span><text:span text:style-name="T181_8">tous</text:span><text:span text:style-name="T181_9"><text:s/></text:span><text:span text:style-name="T181_10">les</text:span><text:span text:style-name="T181_11"><text:s/></text:span><text:span text:style-name="T181_12">champs</text:span><text:span text:style-name="T181_13"><text:s/></text:span><text:span text:style-name="T181_14">d</text:span><text:span text:style-name="T181_15">’</text:span><text:span text:style-name="T181_16">un</text:span><text:span text:style-name="T181_17"><text:s/></text:span><text:span text:style-name="T181_18">formulaire</text:span></text:p>
              </text:list-item>
              <text:list-item>
                <text:p text:style-name="P182"><text:span text:style-name="T182_1">*<text:s/></text:span><text:span text:style-name="T182_2">image</text:span><text:span text:style-name="T182_3"><text:s/>:<text:s/></text:span><text:span text:style-name="T182_4">pour</text:span><text:span text:style-name="T182_5"><text:s/></text:span><text:span text:style-name="T182_6">utiliser</text:span><text:span text:style-name="T182_7"><text:s/></text:span><text:span text:style-name="T182_8">une</text:span><text:span text:style-name="T182_9"><text:s/></text:span><text:span text:style-name="T182_10">image</text:span><text:span text:style-name="T182_11"><text:s/></text:span><text:span text:style-name="T182_12">comme</text:span><text:span text:style-name="T182_13"><text:s/></text:span><text:span text:style-name="T182_14">submit</text:span><text:span text:style-name="T182_15"><text:s/></text:span></text:p>
              </text:list-item>
            </text:list>
            <text:p text:style-name="P183"/>
            <text:p text:style-name="P184"><text:span text:style-name="T184_1">*<text:s/></text:span><text:span text:style-name="T184_2">en</text:span><text:span text:style-name="T184_3"><text:s/>2015,<text:s/></text:span><text:span text:style-name="T184_4">on</text:span><text:span text:style-name="T184_5"><text:s/></text:span><text:span text:style-name="T184_6">évite</text:span><text:span text:style-name="T184_7"><text:s/></text:span><text:span text:style-name="T184_8">de</text:span><text:span text:style-name="T184_9"><text:s/></text:span><text:span text:style-name="T184_10">les</text:span><text:span text:style-name="T184_11"><text:s/></text:span><text:span text:style-name="T184_12">utiliser</text:span></text:p>
            <text:p text:style-name="P185"/>
            <text:p text:style-name="P186"><text:span text:style-name="T186_1">Nouveaux</text:span><text:span text:style-name="T186_2"><text:s/></text:span><text:span text:style-name="T186_3">types</text:span><text:span text:style-name="T186_4"><text:s/></text:span><text:span text:style-name="T186_5">d</text:span><text:span text:style-name="T186_6">’</text:span><text:span text:style-name="T186_7">input</text:span><text:span text:style-name="T186_8"><text:s/></text:span><text:span text:style-name="T186_9">avec</text:span><text:span text:style-name="T186_10"><text:s/></text:span><text:span text:style-name="T186_11">HTML</text:span><text:span text:style-name="T186_12">5,<text:s/></text:span><text:span text:style-name="T186_13">ayant</text:span><text:span text:style-name="T186_14"><text:s/></text:span><text:span text:style-name="T186_15">un</text:span><text:span text:style-name="T186_16"><text:s/></text:span><text:span text:style-name="T186_17">support</text:span><text:span text:style-name="T186_18"><text:s/></text:span><text:span text:style-name="T186_19">variable</text:span><text:span text:style-name="T186_20"><text:s/></text:span><text:span text:style-name="T186_21">selon</text:span><text:span text:style-name="T186_22"><text:s/></text:span><text:span text:style-name="T186_23">les</text:span><text:span text:style-name="T186_24"><text:s/></text:span><text:span text:style-name="T186_25">navigateurs</text:span><text:span text:style-name="T186_26"><text:s/>:</text:span></text:p>
            <text:list text:style-name="LS1" xml:id="list10">
              <text:list-item>
                <text:p text:style-name="P187"><text:span text:style-name="T187_1">search</text:span><text:span text:style-name="T187_2"><text:tab/>:<text:s/></text:span><text:span text:style-name="T187_3">Defines</text:span><text:span text:style-name="T187_4"><text:s/></text:span><text:span text:style-name="T187_5">a</text:span><text:span text:style-name="T187_6"><text:s/></text:span><text:span text:style-name="T187_7">text</text:span><text:span text:style-name="T187_8"><text:s/></text:span><text:span text:style-name="T187_9">field</text:span><text:span text:style-name="T187_10"><text:s/></text:span><text:span text:style-name="T187_11">for</text:span><text:span text:style-name="T187_12"><text:s/></text:span><text:span text:style-name="T187_13">entering</text:span><text:span text:style-name="T187_14"><text:s/></text:span><text:span text:style-name="T187_15">a</text:span><text:span text:style-name="T187_16"><text:s/></text:span><text:span text:style-name="T187_17">search</text:span><text:span text:style-name="T187_18"><text:s/></text:span><text:span text:style-name="T187_19">string</text:span></text:p>
              </text:list-item>
              <text:list-item>
                <text:p text:style-name="P188"><text:span text:style-name="T188_1">email</text:span><text:span text:style-name="T188_2"><text:s/>:<text:s/></text:span><text:span text:style-name="T188_3">pour</text:span><text:span text:style-name="T188_4"><text:s/></text:span><text:span text:style-name="T188_5">les</text:span><text:span text:style-name="T188_6"><text:s/></text:span><text:span text:style-name="T188_7">emails</text:span></text:p>
              </text:list-item>
              <text:list-item>
                <text:p text:style-name="P189"><text:span text:style-name="T189_1">tel</text:span><text:span text:style-name="T189_2"><text:s/>:<text:s/></text:span><text:span text:style-name="T189_3">Defines</text:span><text:span text:style-name="T189_4"><text:s/></text:span><text:span text:style-name="T189_5">a</text:span><text:span text:style-name="T189_6"><text:s/></text:span><text:span text:style-name="T189_7">field</text:span><text:span text:style-name="T189_8"><text:s/></text:span><text:span text:style-name="T189_9">for</text:span><text:span text:style-name="T189_10"><text:s/></text:span><text:span text:style-name="T189_11">entering</text:span><text:span text:style-name="T189_12"><text:s/></text:span><text:span text:style-name="T189_13">a</text:span><text:span text:style-name="T189_14"><text:s/></text:span><text:span text:style-name="T189_15">telephone</text:span><text:span text:style-name="T189_16"><text:s/></text:span><text:span text:style-name="T189_17">number</text:span></text:p>
              </text:list-item>
              <text:list-item>
                <text:p text:style-name="P190"><text:span text:style-name="T190_1">url</text:span><text:span text:style-name="T190_2"><text:s/>:<text:s/></text:span><text:span text:style-name="T190_3">Defines</text:span><text:span text:style-name="T190_4"><text:s/></text:span><text:span text:style-name="T190_5">a</text:span><text:span text:style-name="T190_6"><text:s/></text:span><text:span text:style-name="T190_7">field</text:span><text:span text:style-name="T190_8"><text:s/></text:span><text:span text:style-name="T190_9">for</text:span><text:span text:style-name="T190_10"><text:s/></text:span><text:span text:style-name="T190_11">entering</text:span><text:span text:style-name="T190_12"><text:s/></text:span><text:span text:style-name="T190_13">a</text:span><text:span text:style-name="T190_14"><text:s/></text:span><text:span text:style-name="T190_15">URL</text:span></text:p>
              </text:list-item>
              <text:list-item>
                <text:p text:style-name="P191"><text:span text:style-name="T191_1">number</text:span><text:span text:style-name="T191_2"><text:s/>:<text:s/></text:span><text:span text:style-name="T191_3">Defines</text:span><text:span text:style-name="T191_4"><text:s/></text:span><text:span text:style-name="T191_5">a</text:span><text:span text:style-name="T191_6"><text:s/></text:span><text:span text:style-name="T191_7">field</text:span><text:span text:style-name="T191_8"><text:s/></text:span><text:span text:style-name="T191_9">for</text:span><text:span text:style-name="T191_10"><text:s/></text:span><text:span text:style-name="T191_11">entering</text:span><text:span text:style-name="T191_12"><text:s/></text:span><text:span text:style-name="T191_13">a</text:span><text:span text:style-name="T191_14"><text:s/></text:span><text:span text:style-name="T191_15">number</text:span></text:p>
              </text:list-item>
              <text:list-item>
                <text:p text:style-name="P192"><text:span text:style-name="T192_1">range</text:span><text:span text:style-name="T192_2"><text:s/>:<text:s/></text:span><text:span text:style-name="T192_3">Defines</text:span><text:span text:style-name="T192_4"><text:s/></text:span><text:span text:style-name="T192_5">a</text:span><text:span text:style-name="T192_6"><text:s/></text:span><text:span text:style-name="T192_7">control</text:span><text:span text:style-name="T192_8"><text:s/></text:span><text:span text:style-name="T192_9">for</text:span><text:span text:style-name="T192_10"><text:s/></text:span><text:span text:style-name="T192_11">entering</text:span><text:span text:style-name="T192_12"><text:s/></text:span><text:span text:style-name="T192_13">a</text:span><text:span text:style-name="T192_14"><text:s/></text:span><text:span text:style-name="T192_15">number</text:span><text:span text:style-name="T192_16"><text:s/></text:span><text:span text:style-name="T192_17">whose</text:span><text:span text:style-name="T192_18"><text:s/></text:span><text:span text:style-name="T192_19">exact</text:span><text:span text:style-name="T192_20"><text:s/></text:span><text:span text:style-name="T192_21">value</text:span><text:span text:style-name="T192_22"><text:s/></text:span><text:span text:style-name="T192_23">is</text:span><text:span text:style-name="T192_24"><text:s/></text:span><text:span text:style-name="T192_25">not</text:span><text:span text:style-name="T192_26"><text:s/></text:span><text:span text:style-name="T192_27">important</text:span><text:span text:style-name="T192_28"><text:s/>(</text:span><text:span text:style-name="T192_29">like</text:span><text:span text:style-name="T192_30"><text:s/></text:span><text:span text:style-name="T192_31">a</text:span><text:span text:style-name="T192_32"><text:s/></text:span><text:span text:style-name="T192_33">slider</text:span><text:span text:style-name="T192_34"><text:s/></text:span><text:span text:style-name="T192_35">control</text:span><text:span text:style-name="T192_36">)</text:span></text:p>
              </text:list-item>
              <text:list-item>
                <text:p text:style-name="P193"><text:span text:style-name="T193_1">color</text:span><text:span text:style-name="T193_2"><text:s/>:<text:s/></text:span><text:span text:style-name="T193_3">color</text:span><text:span text:style-name="T193_4"><text:s/></text:span><text:span text:style-name="T193_5">picker</text:span></text:p>
              </text:list-item>
              <text:list-item>
                <text:p text:style-name="P194"><text:span text:style-name="T194_1">date</text:span><text:span text:style-name="T194_2"><text:s/>:<text:s/><text:tab/></text:span><text:span text:style-name="T194_3">Defines</text:span><text:span text:style-name="T194_4"><text:s/></text:span><text:span text:style-name="T194_5">a</text:span><text:span text:style-name="T194_6"><text:s/></text:span><text:span text:style-name="T194_7">date</text:span><text:span text:style-name="T194_8"><text:s/></text:span><text:span text:style-name="T194_9">control</text:span><text:span text:style-name="T194_10"><text:s/>(</text:span><text:span text:style-name="T194_11">year</text:span><text:span text:style-name="T194_12">,<text:s/></text:span><text:span text:style-name="T194_13">month</text:span><text:span text:style-name="T194_14"><text:s/></text:span><text:span text:style-name="T194_15">and</text:span><text:span text:style-name="T194_16"><text:s/></text:span><text:span text:style-name="T194_17">day</text:span><text:span text:style-name="T194_18"><text:s/>(</text:span><text:span text:style-name="T194_19">no</text:span><text:span text:style-name="T194_20"><text:s/></text:span><text:span text:style-name="T194_21">time</text:span><text:span text:style-name="T194_22">))</text:span></text:p>
              </text:list-item>
              <text:list-item>
                <text:p text:style-name="P195"><text:span text:style-name="T195_1">month</text:span><text:span text:style-name="T195_2"><text:s/>:<text:s/></text:span><text:span text:style-name="T195_3">Defines</text:span><text:span text:style-name="T195_4"><text:s/></text:span><text:span text:style-name="T195_5">a</text:span><text:span text:style-name="T195_6"><text:s/></text:span><text:span text:style-name="T195_7">month</text:span><text:span text:style-name="T195_8"><text:s/></text:span><text:span text:style-name="T195_9">and</text:span><text:span text:style-name="T195_10"><text:s/></text:span><text:span text:style-name="T195_11">year</text:span><text:span text:style-name="T195_12"><text:s/></text:span><text:span text:style-name="T195_13">control</text:span><text:span text:style-name="T195_14"><text:s/>(</text:span><text:span text:style-name="T195_15">no</text:span><text:span text:style-name="T195_16"><text:s/></text:span><text:span text:style-name="T195_17">time</text:span><text:span text:style-name="T195_18"><text:s/></text:span><text:span text:style-name="T195_19">zone</text:span><text:span text:style-name="T195_20">)</text:span></text:p>
              </text:list-item>
              <text:list-item>
                <text:p text:style-name="P196"><text:span text:style-name="T196_1">week</text:span><text:span text:style-name="T196_2"><text:s/>:<text:s/></text:span><text:span text:style-name="T196_3">Defines</text:span><text:span text:style-name="T196_4"><text:s/></text:span><text:span text:style-name="T196_5">a</text:span><text:span text:style-name="T196_6"><text:s/></text:span><text:span text:style-name="T196_7">week</text:span><text:span text:style-name="T196_8"><text:s/></text:span><text:span text:style-name="T196_9">and</text:span><text:span text:style-name="T196_10"><text:s/></text:span><text:span text:style-name="T196_11">year</text:span><text:span text:style-name="T196_12"><text:s/></text:span><text:span text:style-name="T196_13">control</text:span><text:span text:style-name="T196_14"><text:s/>(</text:span><text:span text:style-name="T196_15">no</text:span><text:span text:style-name="T196_16"><text:s/></text:span><text:span text:style-name="T196_17">time</text:span><text:span text:style-name="T196_18"><text:s/></text:span><text:span text:style-name="T196_19">zone</text:span><text:span text:style-name="T196_20">)</text:span></text:p>
              </text:list-item>
              <text:list-item>
                <text:p text:style-name="P197"><text:span text:style-name="T197_1">time</text:span><text:span text:style-name="T197_2"><text:s/>:<text:s/></text:span><text:span text:style-name="T197_3">Defines</text:span><text:span text:style-name="T197_4"><text:s/></text:span><text:span text:style-name="T197_5">a</text:span><text:span text:style-name="T197_6"><text:s/></text:span><text:span text:style-name="T197_7">control</text:span><text:span text:style-name="T197_8"><text:s/></text:span><text:span text:style-name="T197_9">for</text:span><text:span text:style-name="T197_10"><text:s/></text:span><text:span text:style-name="T197_11">entering</text:span><text:span text:style-name="T197_12"><text:s/></text:span><text:span text:style-name="T197_13">a</text:span><text:span text:style-name="T197_14"><text:s/></text:span><text:span text:style-name="T197_15">time</text:span><text:span text:style-name="T197_16"><text:s/>(</text:span><text:span text:style-name="T197_17">no</text:span><text:span text:style-name="T197_18"><text:s/></text:span><text:span text:style-name="T197_19">time</text:span><text:span text:style-name="T197_20"><text:s/></text:span><text:span text:style-name="T197_21">zone</text:span><text:span text:style-name="T197_22">)</text:span></text:p>
              </text:list-item>
              <text:list-item>
                <text:p text:style-name="P198"><text:span text:style-name="T198_1">datetime</text:span><text:span text:style-name="T198_2"><text:s/>:<text:s/></text:span><text:span text:style-name="T198_3">The</text:span><text:span text:style-name="T198_4"><text:s/></text:span><text:span text:style-name="T198_5">input</text:span><text:span text:style-name="T198_6"><text:s/></text:span><text:span text:style-name="T198_7">type</text:span><text:span text:style-name="T198_8"><text:s/></text:span><text:span text:style-name="T198_9">datetime</text:span><text:span text:style-name="T198_10"><text:s/></text:span><text:span text:style-name="T198_11">has</text:span><text:span text:style-name="T198_12"><text:s/></text:span><text:span text:style-name="T198_13">been</text:span><text:span text:style-name="T198_14"><text:s/></text:span><text:span text:style-name="T198_15">removed</text:span><text:span text:style-name="T198_16"><text:s/></text:span><text:span text:style-name="T198_17">from</text:span><text:span text:style-name="T198_18"><text:s/></text:span><text:span text:style-name="T198_19">the</text:span><text:span text:style-name="T198_20"><text:s/></text:span><text:span text:style-name="T198_21">HTML</text:span><text:span text:style-name="T198_22"><text:s/></text:span><text:span text:style-name="T198_23">standard</text:span><text:span text:style-name="T198_24">.<text:s/></text:span><text:span text:style-name="T198_25">Use</text:span><text:span text:style-name="T198_26"><text:s/></text:span><text:span text:style-name="T198_27">datetime</text:span><text:span text:style-name="T198_28">-</text:span><text:span text:style-name="T198_29">local</text:span><text:span text:style-name="T198_30"><text:s/></text:span><text:span text:style-name="T198_31">instead</text:span><text:span text:style-name="T198_32">.</text:span></text:p>
              </text:list-item>
              <text:list-item>
                <text:p text:style-name="P199"><text:span text:style-name="T199_1">datetime</text:span><text:span text:style-name="T199_2">-</text:span><text:span text:style-name="T199_3">local</text:span><text:span text:style-name="T199_4"><text:s/>:<text:s/></text:span><text:span text:style-name="T199_5">pour</text:span><text:span text:style-name="T199_6"><text:s/></text:span><text:span text:style-name="T199_7">définir</text:span><text:span text:style-name="T199_8"><text:s/></text:span><text:span text:style-name="T199_9">une</text:span><text:span text:style-name="T199_10"><text:s/></text:span><text:span text:style-name="T199_11">date</text:span><text:span text:style-name="T199_12"><text:s/></text:span><text:span text:style-name="T199_13">et</text:span><text:span text:style-name="T199_14"><text:s/></text:span><text:span text:style-name="T199_15">une</text:span><text:span text:style-name="T199_16"><text:s/></text:span><text:span text:style-name="T199_17">heure</text:span><text:span text:style-name="T199_18"><text:s/>(</text:span><text:span text:style-name="T199_19">année</text:span><text:span text:style-name="T199_20">,<text:s/></text:span><text:span text:style-name="T199_21">mois</text:span><text:span text:style-name="T199_22">,<text:s/></text:span><text:span text:style-name="T199_23">jour</text:span><text:span text:style-name="T199_24">,<text:s/></text:span><text:span text:style-name="T199_25">heure</text:span><text:span text:style-name="T199_26">,<text:s/></text:span><text:span text:style-name="T199_27">minute</text:span><text:span text:style-name="T199_28">,<text:s/></text:span><text:span text:style-name="T199_29">seconde</text:span><text:span text:style-name="T199_30">,<text:s/></text:span><text:span text:style-name="T199_31">fraction</text:span><text:span text:style-name="T199_32"><text:s/></text:span><text:span text:style-name="T199_33">de</text:span><text:span text:style-name="T199_34"><text:s/></text:span><text:span text:style-name="T199_35">seconde</text:span><text:span text:style-name="T199_36">.<text:s/></text:span><text:span text:style-name="T199_37">Sans</text:span><text:span text:style-name="T199_38"><text:s/></text:span><text:span text:style-name="T199_39">timezone</text:span><text:span text:style-name="T199_40"><text:s/>)</text:span></text:p>
              </text:list-item>
            </text:list>
            <text:p text:style-name="P200"/>
            <text:p text:style-name="P201"/>
          </table:table-cell>
        </table:table-row>
        <table:table-row table:style-name="Row75">
          <table:table-cell table:style-name="Cell149">
            <text:p text:style-name="P202"><text:span text:style-name="T202_1">&lt;</text:span><text:span text:style-name="T202_2">textarea</text:span><text:span text:style-name="T202_3">&gt;</text:span></text:p>
          </table:table-cell>
          <table:table-cell table:style-name="Cell150">
            <text:p text:style-name="P203"><text:span text:style-name="T203_1">Zone</text:span><text:span text:style-name="T203_2"><text:s/></text:span><text:span text:style-name="T203_3">de</text:span><text:span text:style-name="T203_4"><text:s/></text:span><text:span text:style-name="T203_5">saisie</text:span><text:span text:style-name="T203_6"><text:s/></text:span><text:span text:style-name="T203_7">multiligne</text:span></text:p>
          </table:table-cell>
        </table:table-row>
        <table:table-row table:style-name="Row76">
          <table:table-cell table:style-name="Cell151">
            <text:p text:style-name="P204"><text:span text:style-name="T204_1">&lt;</text:span><text:span text:style-name="T204_2">select</text:span><text:span text:style-name="T204_3">&gt;</text:span></text:p>
          </table:table-cell>
          <table:table-cell table:style-name="Cell152">
            <text:p text:style-name="P205"><text:span text:style-name="T205_1">Liste</text:span><text:span text:style-name="T205_2"><text:s/></text:span><text:span text:style-name="T205_3">déroulante</text:span></text:p>
          </table:table-cell>
        </table:table-row>
        <table:table-row table:style-name="Row77">
          <table:table-cell table:style-name="Cell153">
            <text:p text:style-name="P206"><text:span text:style-name="T206_1">&lt;</text:span><text:span text:style-name="T206_2">option</text:span><text:span text:style-name="T206_3">&gt;</text:span></text:p>
          </table:table-cell>
          <table:table-cell table:style-name="Cell154">
            <text:p text:style-name="P207"><text:span text:style-name="T207_1">Élément</text:span><text:span text:style-name="T207_2"><text:s/></text:span><text:span text:style-name="T207_3">d</text:span><text:span text:style-name="T207_4">'</text:span><text:span text:style-name="T207_5">une</text:span><text:span text:style-name="T207_6"><text:s/></text:span><text:span text:style-name="T207_7">liste</text:span><text:span text:style-name="T207_8"><text:s/></text:span><text:span text:style-name="T207_9">déroulante</text:span></text:p>
          </table:table-cell>
        </table:table-row>
        <table:table-row table:style-name="Row78">
          <table:table-cell table:style-name="Cell155">
            <text:p text:style-name="P208"><text:span text:style-name="T208_1">&lt;</text:span><text:span text:style-name="T208_2">optgroup</text:span><text:span text:style-name="T208_3">&gt;</text:span></text:p>
          </table:table-cell>
          <table:table-cell table:style-name="Cell156">
            <text:p text:style-name="P209"><text:span text:style-name="T209_1">Groupe</text:span><text:span text:style-name="T209_2"><text:s/></text:span><text:span text:style-name="T209_3">d</text:span><text:span text:style-name="T209_4">'</text:span><text:span text:style-name="T209_5">éléments</text:span><text:span text:style-name="T209_6"><text:s/></text:span><text:span text:style-name="T209_7">d</text:span><text:span text:style-name="T209_8">'</text:span><text:span text:style-name="T209_9">une</text:span><text:span text:style-name="T209_10"><text:s/></text:span><text:span text:style-name="T209_11">liste</text:span><text:span text:style-name="T209_12"><text:s/></text:span><text:span text:style-name="T209_13">déroulante</text:span></text:p>
          </table:table-cell>
        </table:table-row>
      </table:table>
      <text:p text:style-name="P210"/>
      <text:h text:style-name="P211" text:outline-level="10"><text:bookmark-start text:name="h.8mqudpfqdbi6"/><text:bookmark-end text:name="h.8mqudpfqdbi6"/><text:span text:style-name="T211_1">Balises</text:span><text:span text:style-name="T211_2"><text:s/></text:span><text:span text:style-name="T211_3">de</text:span><text:span text:style-name="T211_4"><text:s/></text:span><text:span text:style-name="T211_5">ressources</text:span></text:h>
      <text:p text:style-name="P212"/>
      <table:table table:style-name="Table8">
        <table:table-column table:style-name="Column15"/>
        <table:table-column table:style-name="Column16"/>
        <table:table-row table:style-name="Row79">
          <table:table-cell table:style-name="Cell157">
            <text:h text:style-name="P213" text:outline-level="10"><text:bookmark-start text:name="h.rtl1use6vdlg"/><text:bookmark-end text:name="h.rtl1use6vdlg"/><text:span text:style-name="T213_1">Balise</text:span></text:h>
          </table:table-cell>
          <table:table-cell table:style-name="Cell158">
            <text:h text:style-name="P214" text:outline-level="10"><text:bookmark-start text:name="h.j6jch1hru8sd"/><text:bookmark-end text:name="h.j6jch1hru8sd"/><text:span text:style-name="T214_1">Description</text:span></text:h>
          </table:table-cell>
        </table:table-row>
        <table:table-row table:style-name="Row80">
          <table:table-cell table:style-name="Cell159">
            <text:p text:style-name="P215"><text:span text:style-name="T215_1">&lt;</text:span><text:span text:style-name="T215_2">canvas</text:span><text:span text:style-name="T215_3">&gt;</text:span></text:p>
          </table:table-cell>
          <table:table-cell table:style-name="Cell160">
            <text:p text:style-name="P216"><text:span text:style-name="T216_1">Permet</text:span><text:span text:style-name="T216_2"><text:s/></text:span><text:span text:style-name="T216_3">de</text:span><text:span text:style-name="T216_4"><text:s/></text:span><text:span text:style-name="T216_5">modifier</text:span><text:span text:style-name="T216_6"><text:s/></text:span><text:span text:style-name="T216_7">une</text:span><text:span text:style-name="T216_8"><text:s/></text:span><text:span text:style-name="T216_9">zone</text:span><text:span text:style-name="T216_10"><text:s/></text:span><text:span text:style-name="T216_11">graphique</text:span><text:span text:style-name="T216_12"><text:s/></text:span><text:span text:style-name="T216_13">via</text:span><text:span text:style-name="T216_14"><text:s/></text:span><text:span text:style-name="T216_15">un</text:span><text:span text:style-name="T216_16"><text:s/></text:span><text:span text:style-name="T216_17">script</text:span><text:span text:style-name="T216_18"><text:s/>(</text:span><text:span text:style-name="T216_19">habituellement</text:span><text:span text:style-name="T216_20"><text:s/></text:span><text:span text:style-name="T216_21">en</text:span><text:span text:style-name="T216_22"><text:s/></text:span><text:span text:style-name="T216_23">JavaScript</text:span><text:span text:style-name="T216_24">).<text:s/></text:span><text:span text:style-name="T216_25">Par</text:span><text:span text:style-name="T216_26"><text:s/></text:span><text:span text:style-name="T216_27">exemple</text:span><text:span text:style-name="T216_28">,<text:s/></text:span><text:span text:style-name="T216_29">il</text:span><text:span text:style-name="T216_30"><text:s/></text:span><text:span text:style-name="T216_31">peut</text:span><text:span text:style-name="T216_32"><text:s/></text:span><text:span text:style-name="T216_33">être</text:span><text:span text:style-name="T216_34"><text:s/></text:span><text:span text:style-name="T216_35">utilisé</text:span><text:span text:style-name="T216_36"><text:s/></text:span><text:span text:style-name="T216_37">pour</text:span><text:span text:style-name="T216_38"><text:s/></text:span><text:span text:style-name="T216_39">dessiner</text:span><text:span text:style-name="T216_40"><text:s/></text:span><text:span text:style-name="T216_41">des</text:span><text:span text:style-name="T216_42"><text:s/></text:span><text:span text:style-name="T216_43">graphiques</text:span><text:span text:style-name="T216_44">,<text:s/></text:span><text:span text:style-name="T216_45">manipuler</text:span><text:span text:style-name="T216_46"><text:s/></text:span><text:span text:style-name="T216_47">des</text:span><text:span text:style-name="T216_48"><text:s/></text:span><text:span text:style-name="T216_49">images</text:span><text:span text:style-name="T216_50"><text:s/></text:span><text:span text:style-name="T216_51">ou</text:span><text:span text:style-name="T216_52"><text:s/></text:span><text:span text:style-name="T216_53">jouer</text:span><text:span text:style-name="T216_54"><text:s/></text:span><text:span text:style-name="T216_55">des</text:span><text:span text:style-name="T216_56"><text:s/></text:span><text:span text:style-name="T216_57">animations</text:span><text:span text:style-name="T216_58">.</text:span></text:p>
          </table:table-cell>
        </table:table-row>
        <table:table-row table:style-name="Row81">
          <table:table-cell table:style-name="Cell161">
            <text:p text:style-name="P217"><text:span text:style-name="T217_1">&lt;</text:span><text:span text:style-name="T217_2">embed</text:span><text:span text:style-name="T217_3"><text:s/>/&gt;</text:span></text:p>
          </table:table-cell>
          <table:table-cell table:style-name="Cell162">
            <text:p text:style-name="P218"><text:span text:style-name="T218_1">Point</text:span><text:span text:style-name="T218_2"><text:s/></text:span><text:span text:style-name="T218_3">d</text:span><text:span text:style-name="T218_4">'</text:span><text:span text:style-name="T218_5">intégration</text:span><text:span text:style-name="T218_6"><text:s/></text:span><text:span text:style-name="T218_7">pour</text:span><text:span text:style-name="T218_8"><text:s/></text:span><text:span text:style-name="T218_9">une</text:span><text:span text:style-name="T218_10"><text:s/></text:span><text:span text:style-name="T218_11">application</text:span><text:span text:style-name="T218_12"><text:s/></text:span><text:span text:style-name="T218_13">externe</text:span><text:span text:style-name="T218_14"><text:s/></text:span><text:span text:style-name="T218_15">ou</text:span><text:span text:style-name="T218_16"><text:s/></text:span><text:span text:style-name="T218_17">du</text:span><text:span text:style-name="T218_18"><text:s/></text:span><text:span text:style-name="T218_19">contenu</text:span><text:span text:style-name="T218_20"><text:s/></text:span><text:span text:style-name="T218_21">interactif</text:span><text:span text:style-name="T218_22"><text:s/>(</text:span><text:span text:style-name="T218_23">autrement</text:span><text:span text:style-name="T218_24"><text:s/></text:span><text:span text:style-name="T218_25">dit</text:span><text:span text:style-name="T218_26"><text:s/></text:span><text:span text:style-name="T218_27">un</text:span><text:span text:style-name="T218_28"><text:s/></text:span><text:span text:style-name="T218_29">plug</text:span><text:span text:style-name="T218_30">-</text:span><text:span text:style-name="T218_31">in</text:span><text:span text:style-name="T218_32">)</text:span></text:p>
          </table:table-cell>
        </table:table-row>
        <table:table-row table:style-name="Row82">
          <table:table-cell table:style-name="Cell163">
            <text:p text:style-name="P219"><text:span text:style-name="T219_1">&lt;</text:span><text:span text:style-name="T219_2">iframe</text:span><text:span text:style-name="T219_3">&gt;</text:span></text:p>
          </table:table-cell>
          <table:table-cell table:style-name="Cell164">
            <text:p text:style-name="P220"><text:span text:style-name="T220_1">Crée</text:span><text:span text:style-name="T220_2"><text:s/></text:span><text:span text:style-name="T220_3">un</text:span><text:span text:style-name="T220_4"><text:s/></text:span><text:span text:style-name="T220_5">contexte</text:span><text:span text:style-name="T220_6"><text:s/></text:span><text:span text:style-name="T220_7">de</text:span><text:span text:style-name="T220_8"><text:s/></text:span><text:span text:style-name="T220_9">navigation</text:span><text:span text:style-name="T220_10"><text:s/></text:span><text:span text:style-name="T220_11">imbriqué</text:span><text:span text:style-name="T220_12">,<text:s/></text:span><text:span text:style-name="T220_13">ce</text:span><text:span text:style-name="T220_14"><text:s/></text:span><text:span text:style-name="T220_15">qui</text:span><text:span text:style-name="T220_16"><text:s/></text:span><text:span text:style-name="T220_17">se</text:span><text:span text:style-name="T220_18"><text:s/></text:span><text:span text:style-name="T220_19">traduit</text:span><text:span text:style-name="T220_20"><text:s/></text:span><text:span text:style-name="T220_21">par</text:span><text:span text:style-name="T220_22"><text:s/></text:span><text:span text:style-name="T220_23">l</text:span><text:span text:style-name="T220_24">'</text:span><text:span text:style-name="T220_25">intégration</text:span><text:span text:style-name="T220_26"><text:s/></text:span><text:span text:style-name="T220_27">d</text:span><text:span text:style-name="T220_28">'</text:span><text:span text:style-name="T220_29">une</text:span><text:span text:style-name="T220_30"><text:s/></text:span><text:span text:style-name="T220_31">page</text:span><text:span text:style-name="T220_32"><text:s/></text:span><text:span text:style-name="T220_33">HTML</text:span><text:span text:style-name="T220_34"><text:s/></text:span><text:span text:style-name="T220_35">dans</text:span><text:span text:style-name="T220_36"><text:s/></text:span><text:span text:style-name="T220_37">la</text:span><text:span text:style-name="T220_38"><text:s/></text:span><text:span text:style-name="T220_39">page</text:span><text:span text:style-name="T220_40"><text:s/></text:span><text:span text:style-name="T220_41">courante</text:span><text:span text:style-name="T220_42">.<text:s/></text:span></text:p>
          </table:table-cell>
        </table:table-row>
        <table:table-row table:style-name="Row83">
          <table:table-cell table:style-name="Cell165">
            <text:p text:style-name="P221"><text:span text:style-name="T221_1">&lt;</text:span><text:span text:style-name="T221_2">svg</text:span><text:span text:style-name="T221_3">&gt;</text:span></text:p>
          </table:table-cell>
          <table:table-cell table:style-name="Cell166">
            <text:p text:style-name="P222"><text:span text:style-name="T222_1">Element</text:span><text:span text:style-name="T222_2"><text:s/></text:span><text:span text:style-name="T222_3">SVG</text:span></text:p>
          </table:table-cell>
        </table:table-row>
      </table:table>
      <text:p text:style-name="P223"/>
      <text:h text:style-name="P224" text:outline-level="10"><text:bookmark-start text:name="h.qvkjdlfamfs0"/><text:bookmark-end text:name="h.qvkjdlfamfs0"/><text:span text:style-name="T224_1">Balises</text:span><text:span text:style-name="T224_2"><text:s/></text:span><text:span text:style-name="T224_3">génériques</text:span></text:h>
      <text:p text:style-name="P225"/>
      <table:table table:style-name="Table9">
        <table:table-column table:style-name="Column17"/>
        <table:table-column table:style-name="Column18"/>
        <table:table-row table:style-name="Row84">
          <table:table-cell table:style-name="Cell167">
            <text:h text:style-name="P226" text:outline-level="10"><text:span text:style-name="T226_1">Balise</text:span></text:h>
          </table:table-cell>
          <table:table-cell table:style-name="Cell168">
            <text:h text:style-name="P227" text:outline-level="10"><text:span text:style-name="T227_1">Description</text:span></text:h>
          </table:table-cell>
        </table:table-row>
        <table:table-row table:style-name="Row85">
          <table:table-cell table:style-name="Cell169">
            <text:p text:style-name="P228"><text:span text:style-name="T228_1">&lt;</text:span><text:span text:style-name="T228_2">span</text:span><text:span text:style-name="T228_3">&gt;</text:span></text:p>
          </table:table-cell>
          <table:table-cell table:style-name="Cell170">
            <text:p text:style-name="P229"><text:span text:style-name="T229_1">Balise</text:span><text:span text:style-name="T229_2"><text:s/></text:span><text:span text:style-name="T229_3">générique</text:span><text:span text:style-name="T229_4"><text:s/></text:span><text:span text:style-name="T229_5">de</text:span><text:span text:style-name="T229_6"><text:s/></text:span><text:span text:style-name="T229_7">type</text:span><text:span text:style-name="T229_8"><text:s/></text:span><text:span text:style-name="T229_9">inline</text:span></text:p>
          </table:table-cell>
        </table:table-row>
        <table:table-row table:style-name="Row86">
          <table:table-cell table:style-name="Cell171">
            <text:p text:style-name="P230"><text:span text:style-name="T230_1">&lt;</text:span><text:span text:style-name="T230_2">div</text:span><text:span text:style-name="T230_3">&gt;</text:span></text:p>
          </table:table-cell>
          <table:table-cell table:style-name="Cell172">
            <text:p text:style-name="P231"><text:span text:style-name="T231_1">Balise</text:span><text:span text:style-name="T231_2"><text:s/></text:span><text:span text:style-name="T231_3">générique</text:span><text:span text:style-name="T231_4"><text:s/></text:span><text:span text:style-name="T231_5">de</text:span><text:span text:style-name="T231_6"><text:s/></text:span><text:span text:style-name="T231_7">type</text:span><text:span text:style-name="T231_8"><text:s/></text:span><text:span text:style-name="T231_9">block</text:span></text:p>
          </table:table-cell>
        </table:table-row>
      </table:table>
      <text:p text:style-name="P2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